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angal1" svg:font-family="Mangal"/>
    <style:font-face style:name="StarSymbol1" svg:font-family="StarSymbol"/>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2" svg:font-family="'Liberation Sans'" style:font-family-generic="swiss"/>
    <style:font-face style:name="Lohit Devanagari" svg:font-family="'Lohit Devanagari'" style:font-family-generic="swiss"/>
    <style:font-face style:name="Noto Sans" svg:font-family="'Noto Sans'" style:font-family-generic="swiss"/>
    <style:font-face style:name="OpenSymbol"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Liberation Mono" svg:font-family="'Liberation Mono'" style:font-adornments="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1" style:family="table">
      <style:table-properties style:width="16.501cm" fo:break-after="column" table:align="margins" fo:keep-with-next="always"/>
    </style:style>
    <style:style style:name="Tabelle1.A" style:family="table-column">
      <style:table-column-properties style:column-width="1.774cm" style:rel-column-width="7047*"/>
    </style:style>
    <style:style style:name="Tabelle1.B" style:family="table-column">
      <style:table-column-properties style:column-width="2.614cm" style:rel-column-width="10381*"/>
    </style:style>
    <style:style style:name="Tabelle1.C" style:family="table-column">
      <style:table-column-properties style:column-width="2.817cm" style:rel-column-width="11187*"/>
    </style:style>
    <style:style style:name="Tabelle1.D" style:family="table-column">
      <style:table-column-properties style:column-width="9.296cm" style:rel-column-width="36920*"/>
    </style:style>
    <style:style style:name="Tabelle1.1" style:family="table-row">
      <style:table-row-properties fo:keep-together="always"/>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7217c"/>
    </style:style>
    <style:style style:name="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P3" style:family="paragraph" style:parent-style-name="Text_20_body">
      <style:text-properties fo:language="en" fo:country="US" fo:font-style="normal" officeooo:rsid="010e19e5" officeooo:paragraph-rsid="010e19e5" style:font-style-asian="normal" style:font-style-complex="normal"/>
    </style:style>
    <style:style style:name="P4" style:family="paragraph" style:parent-style-name="Text_20_body">
      <style:text-properties fo:language="en" fo:country="US" officeooo:rsid="00319e2e" officeooo:paragraph-rsid="010b14c4"/>
    </style:style>
    <style:style style:name="P5" style:family="paragraph" style:parent-style-name="Text_20_body">
      <style:text-properties fo:language="en" fo:country="US" fo:font-style="italic" officeooo:paragraph-rsid="01065e2d" style:font-style-asian="italic" style:font-style-complex="italic"/>
    </style:style>
    <style:style style:name="P6" style:family="paragraph" style:parent-style-name="Text_20_body">
      <style:text-properties style:font-name="Liberation Sans1" fo:language="en" fo:country="US" officeooo:rsid="00f99443" officeooo:paragraph-rsid="01005b28"/>
    </style:style>
    <style:style style:name="P7" style:family="paragraph" style:parent-style-name="Text_20_body">
      <style:text-properties style:font-name="Liberation Sans1" fo:language="en" fo:country="US" officeooo:rsid="01014a4a" officeooo:paragraph-rsid="0102f2dd"/>
    </style:style>
    <style:style style:name="P8" style:family="paragraph" style:parent-style-name="Text_20_body">
      <style:text-properties style:font-name="Liberation Sans1" fo:language="en" fo:country="US" officeooo:rsid="01014a4a" officeooo:paragraph-rsid="0111d744"/>
    </style:style>
    <style:style style:name="P9" style:family="paragraph" style:parent-style-name="Text_20_body">
      <style:text-properties style:font-name="Liberation Sans1" fo:language="en" fo:country="US" officeooo:rsid="0111d744" officeooo:paragraph-rsid="0111d744"/>
    </style:style>
    <style:style style:name="P10" style:family="paragraph" style:parent-style-name="Text_20_body">
      <style:text-properties officeooo:rsid="01031969" officeooo:paragraph-rsid="01084422"/>
    </style:style>
    <style:style style:name="P11" style:family="paragraph" style:parent-style-name="Text_20_body">
      <style:text-properties officeooo:rsid="01031969" officeooo:paragraph-rsid="010b14c4"/>
    </style:style>
    <style:style style:name="P12" style:family="paragraph" style:parent-style-name="Text_20_body">
      <style:text-properties officeooo:paragraph-rsid="01031969"/>
    </style:style>
    <style:style style:name="P13" style:family="paragraph" style:parent-style-name="Text_20_body">
      <style:text-properties officeooo:paragraph-rsid="01065e2d"/>
    </style:style>
    <style:style style:name="P14" style:family="paragraph" style:parent-style-name="Text_20_body">
      <style:text-properties officeooo:paragraph-rsid="010b14c4"/>
    </style:style>
    <style:style style:name="P15" style:family="paragraph" style:parent-style-name="Text_20_body">
      <style:text-properties officeooo:paragraph-rsid="010c1f5f"/>
    </style:style>
    <style:style style:name="P16" style:family="paragraph" style:parent-style-name="Text_20_body">
      <style:text-properties officeooo:paragraph-rsid="010c6133"/>
    </style:style>
    <style:style style:name="P17" style:family="paragraph" style:parent-style-name="Text_20_body">
      <style:text-properties fo:font-style="italic" officeooo:paragraph-rsid="010c6133" style:font-style-asian="italic" style:font-style-complex="italic"/>
    </style:style>
    <style:style style:name="P18" style:family="paragraph" style:parent-style-name="Text_20_body">
      <style:text-properties fo:font-style="italic" officeooo:rsid="010c1f5f" officeooo:paragraph-rsid="010c1f5f" style:font-style-asian="italic" style:font-style-complex="italic"/>
    </style:style>
    <style:style style:name="P19" style:family="paragraph" style:parent-style-name="Text_20_body">
      <style:text-properties fo:font-style="italic" officeooo:paragraph-rsid="01065e2d" style:font-style-asian="italic" style:font-style-complex="italic"/>
    </style:style>
    <style:style style:name="P20" style:family="paragraph" style:parent-style-name="Text_20_body">
      <style:text-properties fo:font-style="italic" officeooo:rsid="0110082b" officeooo:paragraph-rsid="012730e2" style:font-style-asian="italic" style:font-style-complex="italic"/>
    </style:style>
    <style:style style:name="P21" style:family="paragraph" style:parent-style-name="Text_20_body">
      <style:text-properties fo:font-style="italic" officeooo:rsid="0110082b" officeooo:paragraph-rsid="0110082b" style:font-style-asian="italic" style:font-style-complex="italic"/>
    </style:style>
    <style:style style:name="P22" style:family="paragraph" style:parent-style-name="Text_20_body">
      <style:text-properties officeooo:paragraph-rsid="010cc9c5"/>
    </style:style>
    <style:style style:name="P23" style:family="paragraph" style:parent-style-name="Text_20_body">
      <style:text-properties officeooo:rsid="010e19e5" officeooo:paragraph-rsid="010e19e5"/>
    </style:style>
    <style:style style:name="P24" style:family="paragraph" style:parent-style-name="Text_20_body">
      <style:text-properties officeooo:paragraph-rsid="010e19e5"/>
    </style:style>
    <style:style style:name="P25" style:family="paragraph" style:parent-style-name="Text_20_body">
      <style:text-properties officeooo:paragraph-rsid="010e6245"/>
    </style:style>
    <style:style style:name="P26" style:family="paragraph" style:parent-style-name="Text_20_body">
      <style:text-properties officeooo:paragraph-rsid="0111d744"/>
    </style:style>
    <style:style style:name="P27" style:family="paragraph" style:parent-style-name="Text_20_body">
      <style:text-properties officeooo:paragraph-rsid="012730e2"/>
    </style:style>
    <style:style style:name="P28" style:family="paragraph" style:parent-style-name="Text_20_body">
      <style:text-properties officeooo:rsid="012730e2" officeooo:paragraph-rsid="0128b12b"/>
    </style:style>
    <style:style style:name="P29" style:family="paragraph" style:parent-style-name="Text_20_body">
      <style:text-properties officeooo:rsid="012730e2" officeooo:paragraph-rsid="0129def5"/>
    </style:style>
    <style:style style:name="P30" style:family="paragraph" style:parent-style-name="Text_20_body">
      <style:text-properties officeooo:paragraph-rsid="0129def5"/>
    </style:style>
    <style:style style:name="P31" style:family="paragraph" style:parent-style-name="Text_20_body">
      <style:text-properties officeooo:paragraph-rsid="012b4a65"/>
    </style:style>
    <style:style style:name="P32" style:family="paragraph" style:parent-style-name="Text_20_body">
      <style:text-properties officeooo:paragraph-rsid="012c4a95"/>
    </style:style>
    <style:style style:name="P33" style:family="paragraph" style:parent-style-name="Text_20_body">
      <style:text-properties style:text-line-through-style="none" style:text-line-through-type="none" officeooo:paragraph-rsid="00fecb83"/>
    </style:style>
    <style:style style:name="P34" style:family="paragraph" style:parent-style-name="Text_20_body">
      <style:text-properties style:text-line-through-style="none" style:text-line-through-type="none" officeooo:rsid="013064c7" officeooo:paragraph-rsid="013064c7"/>
    </style:style>
    <style:style style:name="P35" style:family="paragraph" style:parent-style-name="Text_20_body">
      <style:text-properties officeooo:paragraph-rsid="01374c4e"/>
    </style:style>
    <style:style style:name="P36" style:family="paragraph" style:parent-style-name="Text_20_body">
      <style:text-properties officeooo:rsid="01374c4e" officeooo:paragraph-rsid="0138db79"/>
    </style:style>
    <style:style style:name="P37" style:family="paragraph" style:parent-style-name="Text_20_body">
      <style:text-properties officeooo:paragraph-rsid="013878c0"/>
    </style:style>
    <style:style style:name="P38" style:family="paragraph" style:parent-style-name="Text_20_body">
      <style:text-properties officeooo:paragraph-rsid="0138db79"/>
    </style:style>
    <style:style style:name="P39" style:family="paragraph" style:parent-style-name="Standard">
      <style:text-properties fo:language="en" fo:country="US" officeooo:paragraph-rsid="0017217c"/>
    </style:style>
    <style:style style:name="P40" style:family="paragraph" style:parent-style-name="Standard">
      <style:text-properties fo:language="en" fo:country="US" officeooo:rsid="00673e87" officeooo:paragraph-rsid="006c62d1"/>
    </style:style>
    <style:style style:name="P41" style:family="paragraph" style:parent-style-name="Standard">
      <style:text-properties fo:language="en" fo:country="US" officeooo:rsid="00673e87" officeooo:paragraph-rsid="00673e87"/>
    </style:style>
    <style:style style:name="P42" style:family="paragraph" style:parent-style-name="Standard">
      <style:text-properties fo:language="en" fo:country="US" officeooo:rsid="006c62d1" officeooo:paragraph-rsid="006c62d1"/>
    </style:style>
    <style:style style:name="P43" style:family="paragraph" style:parent-style-name="Standard">
      <style:text-properties fo:language="en" fo:country="US" officeooo:rsid="008afc7d" officeooo:paragraph-rsid="00221e90"/>
    </style:style>
    <style:style style:name="P44" style:family="paragraph" style:parent-style-name="Standard">
      <style:text-properties fo:language="en" fo:country="US" officeooo:rsid="010b14c4" officeooo:paragraph-rsid="010b14c4"/>
    </style:style>
    <style:style style:name="P45" style:family="paragraph" style:parent-style-name="Standard">
      <style:text-properties fo:language="en" fo:country="US" officeooo:rsid="011c335f" officeooo:paragraph-rsid="011c335f"/>
    </style:style>
    <style:style style:name="P46" style:family="paragraph" style:parent-style-name="Standard">
      <style:text-properties fo:language="en" fo:country="US" officeooo:rsid="01147fd0" officeooo:paragraph-rsid="01147fd0"/>
    </style:style>
    <style:style style:name="P47" style:family="paragraph" style:parent-style-name="Standard">
      <style:text-properties fo:language="en" fo:country="US" officeooo:rsid="013d7e15" officeooo:paragraph-rsid="013d7e15"/>
    </style:style>
    <style:style style:name="P48" style:family="paragraph" style:parent-style-name="Standard">
      <style:text-properties fo:language="en" fo:country="US" officeooo:rsid="013eb29b" officeooo:paragraph-rsid="013eb29b"/>
    </style:style>
    <style:style style:name="P49" style:family="paragraph" style:parent-style-name="Standard">
      <style:text-properties fo:language="en" fo:country="US" officeooo:rsid="013f6b3f" officeooo:paragraph-rsid="013f6b3f"/>
    </style:style>
    <style:style style:name="P50" style:family="paragraph" style:parent-style-name="Standard">
      <style:text-properties fo:language="en" fo:country="US" officeooo:rsid="013f6b3f" officeooo:paragraph-rsid="01429083"/>
    </style:style>
    <style:style style:name="P51" style:family="paragraph" style:parent-style-name="Standard">
      <style:paragraph-properties fo:text-align="center" style:justify-single-word="false"/>
      <style:text-properties fo:font-size="24pt" fo:language="en" fo:country="US" fo:font-weight="bold" officeooo:paragraph-rsid="0017217c" style:font-size-asian="24pt" style:font-weight-asian="bold" style:font-size-complex="24pt" style:font-weight-complex="bold"/>
    </style:style>
    <style:style style:name="P52" style:family="paragraph" style:parent-style-name="Standard">
      <style:text-properties fo:font-size="14pt" fo:language="en" fo:country="US" officeooo:paragraph-rsid="0017217c" style:font-size-asian="14pt" style:font-size-complex="14pt"/>
    </style:style>
    <style:style style:name="P53" style:family="paragraph" style:parent-style-name="Standard">
      <style:text-properties fo:font-size="11pt" fo:language="en" fo:country="US" style:text-underline-style="none" fo:font-weight="normal" officeooo:rsid="00774583" officeooo:paragraph-rsid="0017217c" style:font-size-asian="10.5pt" style:font-weight-asian="normal" style:font-size-complex="12pt" style:font-weight-complex="normal"/>
    </style:style>
    <style:style style:name="P54" style:family="paragraph" style:parent-style-name="Standard">
      <style:text-properties officeooo:paragraph-rsid="01147fd0"/>
    </style:style>
    <style:style style:name="P55" style:family="paragraph" style:parent-style-name="Standard">
      <style:text-properties officeooo:rsid="013d7e15" officeooo:paragraph-rsid="013d7e15"/>
    </style:style>
    <style:style style:name="P56" style:family="paragraph" style:parent-style-name="Standard">
      <style:text-properties officeooo:paragraph-rsid="013e00ed"/>
    </style:style>
    <style:style style:name="P57" style:family="paragraph" style:parent-style-name="Standard">
      <style:text-properties officeooo:rsid="013f6b3f" officeooo:paragraph-rsid="013f6b3f"/>
    </style:style>
    <style:style style:name="P58" style:family="paragraph" style:parent-style-name="Standard">
      <style:paragraph-properties fo:margin-left="2.007cm" fo:margin-right="0cm" fo:text-indent="0cm" style:auto-text-indent="false"/>
      <style:text-properties fo:font-size="14pt" fo:language="en" fo:country="US" fo:font-weight="bold" officeooo:paragraph-rsid="0017217c" style:font-size-asian="14pt" style:font-weight-asian="bold" style:font-size-complex="14pt" style:font-weight-complex="bold"/>
    </style:style>
    <style:style style:name="P59" style:family="paragraph" style:parent-style-name="Standard">
      <style:paragraph-properties fo:margin-left="2.007cm" fo:margin-right="0cm" fo:text-indent="0cm" style:auto-text-indent="false"/>
      <style:text-properties fo:font-size="14pt" fo:language="en" fo:country="US" fo:font-weight="bold" officeooo:paragraph-rsid="0018f6e6" style:font-size-asian="14pt" style:font-weight-asian="bold" style:font-size-complex="14pt" style:font-weight-complex="bold"/>
    </style:style>
    <style:style style:name="P60" style:family="paragraph" style:parent-style-name="Standard">
      <style:paragraph-properties fo:break-before="page"/>
      <style:text-properties fo:font-size="14pt" fo:language="en" fo:country="US" style:text-underline-style="solid" style:text-underline-width="auto" style:text-underline-color="font-color" fo:font-weight="bold" officeooo:rsid="00801ed2" officeooo:paragraph-rsid="0017217c" style:font-size-asian="14pt" style:font-weight-asian="bold" style:font-size-complex="14pt" style:font-weight-complex="bold"/>
    </style:style>
    <style:style style:name="P61" style:family="paragraph" style:parent-style-name="Standard">
      <style:paragraph-properties fo:break-before="page"/>
      <style:text-properties fo:language="en" fo:country="US" officeooo:paragraph-rsid="0017217c"/>
    </style:style>
    <style:style style:name="P62" style:family="paragraph" style:parent-style-name="Table_20_Contents">
      <style:paragraph-properties fo:text-align="start" style:justify-single-word="false"/>
      <style:text-properties fo:font-size="11pt" fo:language="en" fo:country="US" fo:font-weight="bold" officeooo:paragraph-rsid="0017217c" style:font-size-asian="11pt" style:font-weight-asian="bold" style:font-size-complex="11pt" style:font-weight-complex="bold"/>
    </style:style>
    <style:style style:name="P63" style:family="paragraph" style:parent-style-name="Table_20_Contents">
      <style:paragraph-properties fo:text-align="start" style:justify-single-word="false"/>
      <style:text-properties fo:font-size="11pt" fo:language="en" fo:country="US" fo:font-weight="bold" officeooo:rsid="007f1c71" officeooo:paragraph-rsid="0017217c" style:font-size-asian="11pt" style:font-weight-asian="bold" style:font-size-complex="11pt" style:font-weight-complex="bold"/>
    </style:style>
    <style:style style:name="P64" style:family="paragraph" style:parent-style-name="Table_20_Contents">
      <style:paragraph-properties fo:text-align="center" style:justify-single-word="false"/>
      <style:text-properties fo:font-size="11pt" fo:language="en" fo:country="US" officeooo:rsid="007ded73" officeooo:paragraph-rsid="0017217c" style:font-size-asian="11pt" style:font-size-complex="11pt"/>
    </style:style>
    <style:style style:name="P65" style:family="paragraph" style:parent-style-name="Table_20_Contents">
      <style:text-properties fo:font-size="11pt" fo:language="en" fo:country="US" officeooo:rsid="007ded73" officeooo:paragraph-rsid="0017217c" style:font-size-asian="11pt" style:font-size-complex="11pt"/>
    </style:style>
    <style:style style:name="P66" style:family="paragraph" style:parent-style-name="Table_20_Contents">
      <style:paragraph-properties fo:text-align="center" style:justify-single-word="false"/>
      <style:text-properties fo:font-size="11pt" fo:language="en" fo:country="US" officeooo:rsid="00718628" officeooo:paragraph-rsid="0017217c" style:font-size-asian="11pt" style:font-size-complex="11pt"/>
    </style:style>
    <style:style style:name="P67" style:family="paragraph" style:parent-style-name="Table_20_Contents">
      <style:text-properties fo:font-size="11pt" fo:language="en" fo:country="US" officeooo:rsid="0066523f" officeooo:paragraph-rsid="0017217c" style:font-size-asian="11pt" style:font-size-complex="11pt"/>
    </style:style>
    <style:style style:name="P68" style:family="paragraph" style:parent-style-name="Table_20_Contents">
      <style:paragraph-properties fo:text-align="center" style:justify-single-word="false"/>
      <style:text-properties fo:font-size="11pt" fo:language="en" fo:country="US" officeooo:rsid="00221e90" officeooo:paragraph-rsid="00221e90" style:font-size-asian="11pt" style:font-size-complex="11pt"/>
    </style:style>
    <style:style style:name="P69" style:family="paragraph" style:parent-style-name="Table_20_Contents">
      <style:paragraph-properties fo:text-align="center" style:justify-single-word="false"/>
      <style:text-properties fo:font-size="11pt" fo:language="en" fo:country="US" officeooo:rsid="002b39c2" officeooo:paragraph-rsid="002b39c2" style:font-size-asian="11pt" style:font-size-complex="11pt"/>
    </style:style>
    <style:style style:name="P70" style:family="paragraph" style:parent-style-name="Table_20_Contents">
      <style:text-properties fo:font-size="11pt" fo:language="en" fo:country="US" officeooo:rsid="002b39c2" officeooo:paragraph-rsid="002b39c2" style:font-size-asian="11pt" style:font-size-complex="11pt"/>
    </style:style>
    <style:style style:name="P71" style:family="paragraph" style:parent-style-name="Table_20_Contents">
      <style:paragraph-properties fo:text-align="center" style:justify-single-word="false"/>
      <style:text-properties fo:font-size="11pt" fo:language="en" fo:country="US" officeooo:rsid="002d5beb" officeooo:paragraph-rsid="002d5beb" style:font-size-asian="11pt" style:font-size-complex="11pt"/>
    </style:style>
    <style:style style:name="P72" style:family="paragraph" style:parent-style-name="Table_20_Contents">
      <style:text-properties fo:font-size="11pt" fo:language="en" fo:country="US" officeooo:rsid="002d5beb" officeooo:paragraph-rsid="002d5beb" style:font-size-asian="11pt" style:font-size-complex="11pt"/>
    </style:style>
    <style:style style:name="P73" style:family="paragraph" style:parent-style-name="Table_20_Contents">
      <style:paragraph-properties fo:text-align="center" style:justify-single-word="false"/>
      <style:text-properties fo:font-size="11pt" fo:language="en" fo:country="US" officeooo:rsid="002f7ce6" officeooo:paragraph-rsid="002f7ce6" style:font-size-asian="11pt" style:font-size-complex="11pt"/>
    </style:style>
    <style:style style:name="P74" style:family="paragraph" style:parent-style-name="Table_20_Contents">
      <style:text-properties fo:font-size="11pt" fo:language="en" fo:country="US" officeooo:rsid="002f7ce6" officeooo:paragraph-rsid="002f7ce6" style:font-size-asian="11pt" style:font-size-complex="11pt"/>
    </style:style>
    <style:style style:name="P75" style:family="paragraph" style:parent-style-name="Table_20_Contents">
      <style:paragraph-properties fo:text-align="center" style:justify-single-word="false"/>
      <style:text-properties fo:font-size="11pt" fo:language="en" fo:country="US" officeooo:rsid="004dfe4d" officeooo:paragraph-rsid="004dfe4d" style:font-size-asian="11pt" style:font-size-complex="11pt"/>
    </style:style>
    <style:style style:name="P76" style:family="paragraph" style:parent-style-name="Table_20_Contents">
      <style:text-properties fo:font-size="11pt" fo:language="en" fo:country="US" officeooo:rsid="004dfe4d" officeooo:paragraph-rsid="004dfe4d" style:font-size-asian="11pt" style:font-size-complex="11pt"/>
    </style:style>
    <style:style style:name="P77" style:family="paragraph" style:parent-style-name="Table_20_Contents">
      <style:paragraph-properties fo:text-align="center" style:justify-single-word="false"/>
      <style:text-properties fo:font-size="11pt" fo:language="en" fo:country="US" officeooo:rsid="0066c23f" officeooo:paragraph-rsid="0066c23f" style:font-size-asian="11pt" style:font-size-complex="11pt"/>
    </style:style>
    <style:style style:name="P78" style:family="paragraph" style:parent-style-name="Table_20_Contents">
      <style:text-properties fo:font-size="11pt" fo:language="en" fo:country="US" officeooo:rsid="0066c23f" officeooo:paragraph-rsid="0066c23f" style:font-size-asian="11pt" style:font-size-complex="11pt"/>
    </style:style>
    <style:style style:name="P79" style:family="paragraph" style:parent-style-name="Table_20_Contents">
      <style:paragraph-properties fo:text-align="center" style:justify-single-word="false"/>
      <style:text-properties fo:font-size="11pt" fo:language="en" fo:country="US" officeooo:rsid="00744cfe" officeooo:paragraph-rsid="00744cfe" style:font-size-asian="11pt" style:font-size-complex="11pt"/>
    </style:style>
    <style:style style:name="P80" style:family="paragraph" style:parent-style-name="Table_20_Contents">
      <style:text-properties fo:font-size="11pt" fo:language="en" fo:country="US" officeooo:rsid="00744cfe" officeooo:paragraph-rsid="00744cfe" style:font-size-asian="11pt" style:font-size-complex="11pt"/>
    </style:style>
    <style:style style:name="P81" style:family="paragraph" style:parent-style-name="Table_20_Contents">
      <style:paragraph-properties fo:text-align="center" style:justify-single-word="false"/>
      <style:text-properties fo:font-size="11pt" fo:language="en" fo:country="US" officeooo:rsid="00d7340d" officeooo:paragraph-rsid="00d7340d" style:font-size-asian="11pt" style:font-size-complex="11pt"/>
    </style:style>
    <style:style style:name="P82" style:family="paragraph" style:parent-style-name="Table_20_Contents">
      <style:text-properties fo:font-size="11pt" fo:language="en" fo:country="US" officeooo:rsid="00d7340d" officeooo:paragraph-rsid="00d7340d" style:font-size-asian="11pt" style:font-size-complex="11pt"/>
    </style:style>
    <style:style style:name="P83" style:family="paragraph" style:parent-style-name="Table_20_Contents">
      <style:text-properties fo:font-size="11pt" fo:language="en" fo:country="US" fo:font-style="normal" officeooo:rsid="007ded73" officeooo:paragraph-rsid="0017217c" style:font-size-asian="11pt" style:font-style-asian="normal" style:font-size-complex="11pt" style:font-style-complex="normal"/>
    </style:style>
    <style:style style:name="P84" style:family="paragraph" style:parent-style-name="Table_20_Contents">
      <style:text-properties fo:font-size="11pt" fo:language="en" fo:country="US" fo:font-style="normal" officeooo:rsid="007f1c71" officeooo:paragraph-rsid="0017217c" style:font-size-asian="11pt" style:font-style-asian="normal" style:font-size-complex="11pt" style:font-style-complex="normal"/>
    </style:style>
    <style:style style:name="P85" style:family="paragraph" style:parent-style-name="Table_20_Contents">
      <style:text-properties fo:font-size="11pt" fo:language="en" fo:country="US" fo:font-style="normal" officeooo:rsid="002d5beb" officeooo:paragraph-rsid="002d5beb" style:font-size-asian="11pt" style:font-style-asian="normal" style:font-size-complex="11pt" style:font-style-complex="normal"/>
    </style:style>
    <style:style style:name="P86" style:family="paragraph" style:parent-style-name="Table_20_Contents">
      <style:text-properties fo:font-size="11pt" fo:language="en" fo:country="US" fo:font-style="normal" officeooo:rsid="0031ff07" officeooo:paragraph-rsid="0031ff07" style:font-size-asian="11pt" style:font-style-asian="normal" style:font-size-complex="11pt" style:font-style-complex="normal"/>
    </style:style>
    <style:style style:name="P87" style:family="paragraph" style:parent-style-name="Table_20_Contents">
      <style:text-properties fo:font-size="11pt" fo:language="en" fo:country="US" fo:font-style="normal" officeooo:rsid="0031ff07" officeooo:paragraph-rsid="004dfe4d" style:font-size-asian="11pt" style:font-style-asian="normal" style:font-size-complex="11pt" style:font-style-complex="normal"/>
    </style:style>
    <style:style style:name="P88" style:family="paragraph" style:parent-style-name="Table_20_Contents">
      <style:text-properties fo:font-size="11pt" fo:language="en" fo:country="US" fo:font-style="normal" officeooo:rsid="0066c23f" officeooo:paragraph-rsid="0066c23f" style:font-size-asian="11pt" style:font-style-asian="normal" style:font-size-complex="11pt" style:font-style-complex="normal"/>
    </style:style>
    <style:style style:name="P89" style:family="paragraph" style:parent-style-name="Table_20_Contents">
      <style:text-properties fo:font-size="11pt" fo:language="en" fo:country="US" fo:font-style="normal" officeooo:rsid="0066c23f" officeooo:paragraph-rsid="00744cfe" style:font-size-asian="11pt" style:font-style-asian="normal" style:font-size-complex="11pt" style:font-style-complex="normal"/>
    </style:style>
    <style:style style:name="P90" style:family="paragraph" style:parent-style-name="Table_20_Contents">
      <style:text-properties fo:font-size="11pt" fo:language="en" fo:country="US" fo:font-style="normal" officeooo:rsid="007b71d6" officeooo:paragraph-rsid="007b71d6" style:font-size-asian="11pt" style:font-style-asian="normal" style:font-size-complex="11pt" style:font-style-complex="normal"/>
    </style:style>
    <style:style style:name="P91" style:family="paragraph" style:parent-style-name="Table_20_Contents">
      <style:text-properties fo:font-size="11pt" fo:language="en" fo:country="US" fo:font-style="normal" officeooo:rsid="00dd411e" officeooo:paragraph-rsid="00d85529" style:font-size-asian="11pt" style:font-style-asian="normal" style:font-size-complex="11pt" style:font-style-complex="normal"/>
    </style:style>
    <style:style style:name="P92" style:family="paragraph" style:parent-style-name="Table_20_Contents">
      <style:text-properties fo:font-size="11pt" fo:language="en" fo:country="US" fo:font-style="italic" officeooo:rsid="002b39c2" officeooo:paragraph-rsid="002b39c2" style:font-size-asian="11pt" style:font-style-asian="italic" style:font-size-complex="11pt" style:font-style-complex="italic"/>
    </style:style>
    <style:style style:name="P93" style:family="paragraph" style:parent-style-name="Table_20_Contents">
      <style:paragraph-properties fo:text-align="center" style:justify-single-word="false"/>
      <style:text-properties officeooo:paragraph-rsid="00744cfe"/>
    </style:style>
    <style:style style:name="P94" style:family="paragraph" style:parent-style-name="Table_20_Contents">
      <style:paragraph-properties fo:text-align="center" style:justify-single-word="false"/>
      <style:text-properties officeooo:paragraph-rsid="00d7340d"/>
    </style:style>
    <style:style style:name="P95" style:family="paragraph" style:parent-style-name="Table_20_Contents">
      <style:paragraph-properties fo:text-align="center" style:justify-single-word="false"/>
      <style:text-properties officeooo:rsid="0066c23f" officeooo:paragraph-rsid="0066c23f"/>
    </style:style>
    <style:style style:name="P96" style:family="paragraph" style:parent-style-name="Table_20_Contents">
      <style:paragraph-properties fo:text-align="center" style:justify-single-word="false"/>
      <style:text-properties officeooo:rsid="00744cfe" officeooo:paragraph-rsid="00744cfe"/>
    </style:style>
    <style:style style:name="P97" style:family="paragraph" style:parent-style-name="Table">
      <style:text-properties fo:language="en" fo:country="US" officeooo:paragraph-rsid="0017217c"/>
    </style:style>
    <style:style style:name="P98" style:family="paragraph" style:parent-style-name="Contents_20_1">
      <style:paragraph-properties>
        <style:tab-stops>
          <style:tab-stop style:position="16.501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Standard" style:master-page-name="Standard">
      <style:paragraph-properties fo:text-align="center" style:justify-single-word="false" style:page-number="auto" fo:break-before="page"/>
      <style:text-properties fo:font-size="24pt" fo:language="en" fo:country="US" fo:font-weight="bold" officeooo:paragraph-rsid="0017217c" style:font-size-asian="24pt" style:font-weight-asian="bold" style:font-size-complex="24pt" style:font-weight-complex="bold"/>
    </style:style>
    <style:style style:name="P101" style:family="paragraph" style:parent-style-name="Standard">
      <style:text-properties fo:language="en" fo:country="US" officeooo:rsid="002328c6" officeooo:paragraph-rsid="002328c6"/>
    </style:style>
    <style:style style:name="P102" style:family="paragraph" style:parent-style-name="Standard">
      <style:text-properties fo:language="en" fo:country="US" officeooo:rsid="013f6b3f" officeooo:paragraph-rsid="013f6b3f"/>
    </style:style>
    <style:style style:name="P103" style:family="paragraph" style:parent-style-name="Standard">
      <style:text-properties fo:language="en" fo:country="US" officeooo:rsid="013ba7b0" officeooo:paragraph-rsid="013ba7b0"/>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style:font-name="Arial1" fo:font-size="16.1000003814697pt" fo:language="en" fo:country="US" fo:font-weight="bold" officeooo:rsid="00fecb83" officeooo:paragraph-rsid="00fecb83" style:font-name-asian="Microsoft YaHei" style:font-size-asian="16.1000003814697pt" style:font-weight-asian="bold" style:font-name-complex="Mangal" style:font-size-complex="16.1000003814697pt" style:font-weight-complex="bold"/>
    </style:style>
    <style:style style:name="P106" style:family="paragraph" style:parent-style-name="Heading_20_1">
      <style:paragraph-properties fo:break-before="page"/>
      <style:text-properties style:font-name="Arial1" fo:font-size="16.1000003814697pt" fo:font-weight="bold" officeooo:rsid="01374c4e" officeooo:paragraph-rsid="013878c0" style:font-name-asian="Microsoft YaHei" style:font-size-asian="16.1000003814697pt" style:font-weight-asian="bold" style:font-name-complex="Mangal" style:font-size-complex="16.1000003814697pt" style:font-weight-complex="bold"/>
    </style:style>
    <style:style style:name="P107" style:family="paragraph" style:parent-style-name="Heading_20_1">
      <style:paragraph-properties fo:break-before="page"/>
      <style:text-properties officeooo:paragraph-rsid="01374c4e"/>
    </style:style>
    <style:style style:name="P108" style:family="paragraph" style:parent-style-name="Heading_20_2">
      <style:text-properties fo:language="en" fo:country="US" officeooo:rsid="007f1c71" officeooo:paragraph-rsid="01005b28"/>
    </style:style>
    <style:style style:name="P109" style:family="paragraph" style:parent-style-name="Heading_20_2">
      <style:text-properties officeooo:paragraph-rsid="0110082b"/>
    </style:style>
    <style:style style:name="P110" style:family="paragraph" style:parent-style-name="Heading_20_2">
      <style:text-properties officeooo:rsid="010e19e5" officeooo:paragraph-rsid="010e19e5"/>
    </style:style>
    <style:style style:name="P111" style:family="paragraph" style:parent-style-name="Heading_20_2">
      <style:text-properties officeooo:rsid="010e19e5" officeooo:paragraph-rsid="010e6245"/>
    </style:style>
    <style:style style:name="P112" style:family="paragraph" style:parent-style-name="Heading_20_2">
      <style:text-properties officeooo:paragraph-rsid="013878c0"/>
    </style:style>
    <style:style style:name="P113" style:family="paragraph" style:parent-style-name="Heading_20_2">
      <style:text-properties officeooo:rsid="01374c4e" officeooo:paragraph-rsid="013878c0"/>
    </style:style>
    <style:style style:name="P114" style:family="paragraph" style:parent-style-name="Text_20_body" style:list-style-name="L1">
      <style:text-properties officeooo:paragraph-rsid="0112ccb9"/>
    </style:style>
    <style:style style:name="P115" style:family="paragraph" style:parent-style-name="Text_20_body" style:list-style-name="L1">
      <style:text-properties officeooo:paragraph-rsid="01129b0e"/>
    </style:style>
    <style:style style:name="P116" style:family="paragraph" style:parent-style-name="Text_20_body" style:list-style-name="L1">
      <style:text-properties officeooo:paragraph-rsid="0117a97b"/>
    </style:style>
    <style:style style:name="P117" style:family="paragraph" style:parent-style-name="Text_20_body" style:list-style-name="L1">
      <style:text-properties officeooo:paragraph-rsid="0111d744"/>
    </style:style>
    <style:style style:name="P118" style:family="paragraph" style:parent-style-name="Text_20_body" style:list-style-name="L1">
      <style:text-properties officeooo:paragraph-rsid="01210880"/>
    </style:style>
    <style:style style:name="P119" style:family="paragraph" style:parent-style-name="Text_20_body" style:list-style-name="L2">
      <style:text-properties officeooo:paragraph-rsid="01181284"/>
    </style:style>
    <style:style style:name="P120" style:family="paragraph" style:parent-style-name="Text_20_body" style:list-style-name="L2">
      <style:text-properties officeooo:paragraph-rsid="0111d744"/>
    </style:style>
    <style:style style:name="P121" style:family="paragraph" style:parent-style-name="Text_20_body" style:list-style-name="L2">
      <style:text-properties style:font-name="Liberation Sans1" fo:language="en" fo:country="US" officeooo:rsid="01181284" officeooo:paragraph-rsid="01181284"/>
    </style:style>
    <style:style style:name="P122" style:family="paragraph" style:parent-style-name="Text_20_body" style:list-style-name="L2">
      <style:text-properties style:font-name="Liberation Sans1" fo:language="en" fo:country="US" officeooo:rsid="0132e3b5" officeooo:paragraph-rsid="0132e3b5"/>
    </style:style>
    <style:style style:name="P123" style:family="paragraph" style:parent-style-name="Text_20_body" style:list-style-name="L2">
      <style:text-properties style:font-name="Liberation Sans1" fo:language="en" fo:country="US" officeooo:rsid="01014a4a" officeooo:paragraph-rsid="01181284"/>
    </style:style>
    <style:style style:name="P124" style:family="paragraph" style:parent-style-name="Text_20_body" style:list-style-name="L2">
      <style:text-properties style:font-name="Liberation Sans1" fo:language="en" fo:country="US" officeooo:rsid="0111d744" officeooo:paragraph-rsid="0111d744"/>
    </style:style>
    <style:style style:name="P125" style:family="paragraph" style:parent-style-name="Text_20_body" style:list-style-name="L3">
      <style:text-properties style:font-name="Liberation Sans1" fo:language="en" fo:country="US" fo:font-weight="bold" officeooo:rsid="0111d744" officeooo:paragraph-rsid="0111d744" style:font-weight-asian="bold" style:font-weight-complex="bold"/>
    </style:style>
    <style:style style:name="P126" style:family="paragraph" style:parent-style-name="Text_20_body" style:list-style-name="L3">
      <style:text-properties style:font-name="Liberation Sans1" fo:language="en" fo:country="US" fo:font-weight="bold" officeooo:rsid="01207129" officeooo:paragraph-rsid="01207129" style:font-weight-asian="bold" style:font-weight-complex="bold"/>
    </style:style>
    <style:style style:name="P127" style:family="paragraph" style:parent-style-name="Text_20_body">
      <style:text-properties fo:language="en" fo:country="US" fo:font-style="normal" officeooo:rsid="013878c0" officeooo:paragraph-rsid="013878c0" style:font-style-asian="normal" style:font-style-complex="normal"/>
    </style:style>
    <style:style style:name="P128" style:family="paragraph" style:parent-style-name="Text_20_body">
      <style:text-properties style:font-name="Liberation Sans" fo:font-size="11pt" fo:language="en" fo:country="US" fo:font-style="normal" fo:font-weight="normal" officeooo:rsid="01374c4e" officeooo:paragraph-rsid="013878c0" style:font-name-asian="Microsoft YaHei" style:font-size-asian="9.60000038146973pt" style:font-style-asian="normal" style:font-weight-asian="normal" style:font-name-complex="Mangal" style:font-size-complex="11pt" style:font-style-complex="normal" style:font-weight-complex="normal"/>
    </style:style>
    <style:style style:name="P129" style:family="paragraph" style:parent-style-name="Text_20_body">
      <style:text-properties style:use-window-font-color="true" fo:language="en" fo:country="US" fo:font-style="normal" fo:font-weight="normal" officeooo:rsid="0140c65e" officeooo:paragraph-rsid="0140c65e" style:font-style-asian="normal" style:font-weight-asian="normal" style:font-style-complex="normal" style:font-weight-complex="normal"/>
    </style:style>
    <style:style style:name="T1" style:family="text">
      <style:text-properties fo:font-size="9pt" fo:language="en" fo:country="US" officeooo:rsid="0017217c" style:font-size-asian="7.84999990463257pt" style:font-size-complex="9pt"/>
    </style:style>
    <style:style style:name="T2" style:family="text">
      <style:text-properties fo:font-size="9pt" fo:language="en" fo:country="US" officeooo:rsid="0022a7b6" style:font-size-asian="7.84999990463257pt" style:font-size-complex="9pt"/>
    </style:style>
    <style:style style:name="T3" style:family="text">
      <style:text-properties fo:font-size="9pt" fo:language="en" fo:country="US" officeooo:rsid="006f50c7" style:font-size-asian="7.84999990463257pt" style:font-size-complex="9pt"/>
    </style:style>
    <style:style style:name="T4" style:family="text">
      <style:text-properties fo:font-size="9pt" fo:language="en" fo:country="US" fo:font-weight="bold" officeooo:rsid="0017217c" style:font-size-asian="7.84999990463257pt" style:font-weight-asian="bold" style:font-size-complex="9pt" style:font-weight-complex="bold"/>
    </style:style>
    <style:style style:name="T5" style:family="text">
      <style:text-properties style:font-name="Arial1" fo:font-size="9pt" style:font-size-asian="9pt" style:font-size-complex="9pt"/>
    </style:style>
    <style:style style:name="T6" style:family="text">
      <style:text-properties style:font-name="Arial1" fo:font-size="9pt" officeooo:rsid="006f50c7" style:font-size-asian="9pt" style:font-size-complex="9pt"/>
    </style:style>
    <style:style style:name="T7" style:family="text">
      <style:text-properties style:font-name="Arial1" fo:font-size="9pt" fo:font-style="normal" style:font-size-asian="9pt" style:font-style-asian="normal" style:font-size-complex="9pt" style:font-style-complex="normal"/>
    </style:style>
    <style:style style:name="T8" style:family="text">
      <style:text-properties style:font-name="Arial1" fo:font-size="9pt" fo:font-style="normal" officeooo:rsid="00207a7d" style:font-size-asian="9pt" style:font-style-asian="normal" style:font-size-complex="9pt" style:font-style-complex="normal"/>
    </style:style>
    <style:style style:name="T9" style:family="text">
      <style:text-properties style:font-name="Arial1" fo:font-size="9pt" fo:font-style="normal" officeooo:rsid="001816cf" style:font-size-asian="9pt" style:font-style-asian="normal" style:font-size-complex="9pt" style:font-style-complex="normal"/>
    </style:style>
    <style:style style:name="T10" style:family="text">
      <style:text-properties style:font-name="Arial1" fo:font-size="9pt" fo:font-style="normal" officeooo:rsid="0006c2e7" style:font-size-asian="9pt" style:font-style-asian="normal" style:font-size-complex="9pt" style:font-style-complex="normal"/>
    </style:style>
    <style:style style:name="T11" style:family="text">
      <style:text-properties style:font-name="Arial1" fo:font-size="16.1000003814697pt" fo:font-weight="bold" officeooo:rsid="01222092" style:font-name-asian="Microsoft YaHei" style:font-size-asian="16.1000003814697pt" style:font-weight-asian="bold" style:font-name-complex="Mangal" style:font-size-complex="16.1000003814697pt" style:font-weight-complex="bold"/>
    </style:style>
    <style:style style:name="T12" style:family="text">
      <style:text-properties style:font-name="Arial1" fo:font-size="16.1000003814697pt" fo:font-weight="bold" officeooo:rsid="0134d37d" style:font-name-asian="Microsoft YaHei" style:font-size-asian="16.1000003814697pt" style:font-weight-asian="bold" style:font-name-complex="Mangal" style:font-size-complex="16.1000003814697pt" style:font-weight-complex="bold"/>
    </style:style>
    <style:style style:name="T13" style:family="text">
      <style:text-properties style:font-name="Arial1" fo:font-size="16.1000003814697pt" fo:font-weight="bold" officeooo:rsid="013878c0" style:font-name-asian="Microsoft YaHei" style:font-size-asian="16.1000003814697pt" style:font-weight-asian="bold" style:font-name-complex="Mangal" style:font-size-complex="16.1000003814697pt" style:font-weight-complex="bold"/>
    </style:style>
    <style:style style:name="T14" style:family="text">
      <style:text-properties fo:font-style="normal" officeooo:rsid="010b14c4" style:font-style-asian="normal" style:font-style-complex="normal"/>
    </style:style>
    <style:style style:name="T15" style:family="text">
      <style:text-properties officeooo:rsid="0017217c"/>
    </style:style>
    <style:style style:name="T16" style:family="text">
      <style:text-properties officeooo:rsid="00701bf4"/>
    </style:style>
    <style:style style:name="T17" style:family="text">
      <style:text-properties officeooo:rsid="007f1c71"/>
    </style:style>
    <style:style style:name="T18" style:family="text">
      <style:text-properties officeooo:rsid="00801ed2"/>
    </style:style>
    <style:style style:name="T19" style:family="text">
      <style:text-properties fo:language="en" fo:country="US"/>
    </style:style>
    <style:style style:name="T20" style:family="text">
      <style:text-properties fo:language="en" fo:country="US" officeooo:rsid="00221e90"/>
    </style:style>
    <style:style style:name="T21" style:family="text">
      <style:text-properties fo:language="en" fo:country="US" officeooo:rsid="008fb07e"/>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f99443" style:font-style-asian="normal" style:font-style-complex="normal"/>
    </style:style>
    <style:style style:name="T24" style:family="text">
      <style:text-properties fo:language="en" fo:country="US" fo:font-style="normal" officeooo:rsid="00fe9532" style:font-style-asian="normal" style:font-style-complex="normal"/>
    </style:style>
    <style:style style:name="T25" style:family="text">
      <style:text-properties fo:language="en" fo:country="US" fo:font-style="normal" officeooo:rsid="00fff98b" style:font-style-asian="normal" style:font-style-complex="normal"/>
    </style:style>
    <style:style style:name="T26" style:family="text">
      <style:text-properties fo:language="en" fo:country="US" fo:font-style="normal" officeooo:rsid="00fecb83" style:font-style-asian="normal" style:font-style-complex="normal"/>
    </style:style>
    <style:style style:name="T27" style:family="text">
      <style:text-properties fo:language="en" fo:country="US" fo:font-style="normal" officeooo:rsid="01031969" style:font-style-asian="normal" style:font-style-complex="normal"/>
    </style:style>
    <style:style style:name="T28" style:family="text">
      <style:text-properties fo:language="en" fo:country="US" fo:font-style="normal" officeooo:rsid="0104a6aa" style:font-style-asian="normal" style:font-style-complex="normal"/>
    </style:style>
    <style:style style:name="T29" style:family="text">
      <style:text-properties fo:language="en" fo:country="US" fo:font-style="normal" officeooo:rsid="0105cf6c" style:font-style-asian="normal" style:font-style-complex="normal"/>
    </style:style>
    <style:style style:name="T30" style:family="text">
      <style:text-properties fo:language="en" fo:country="US" fo:font-style="normal" officeooo:rsid="01065e2d" style:font-style-asian="normal" style:font-style-complex="normal"/>
    </style:style>
    <style:style style:name="T31" style:family="text">
      <style:text-properties fo:language="en" fo:country="US" fo:font-style="normal" officeooo:rsid="00f9bb29" style:font-style-asian="normal" style:font-style-complex="normal"/>
    </style:style>
    <style:style style:name="T32" style:family="text">
      <style:text-properties fo:language="en" fo:country="US" fo:font-style="normal" officeooo:rsid="010b14c4" style:font-style-asian="normal" style:font-style-complex="normal"/>
    </style:style>
    <style:style style:name="T33" style:family="text">
      <style:text-properties fo:language="en" fo:country="US" fo:font-style="normal" officeooo:rsid="00319e2e" style:font-style-asian="normal" style:font-style-complex="normal"/>
    </style:style>
    <style:style style:name="T34" style:family="text">
      <style:text-properties fo:language="en" fo:country="US" fo:font-style="normal" officeooo:rsid="012160fd" style:font-style-asian="normal" style:font-style-complex="normal"/>
    </style:style>
    <style:style style:name="T35" style:family="text">
      <style:text-properties fo:language="en" fo:country="US" fo:font-style="normal" officeooo:rsid="012730e2" style:font-style-asian="normal" style:font-style-complex="normal"/>
    </style:style>
    <style:style style:name="T36" style:family="text">
      <style:text-properties fo:language="en" fo:country="US" fo:font-style="normal" officeooo:rsid="013878c0" style:font-style-asian="normal" style:font-style-complex="normal"/>
    </style:style>
    <style:style style:name="T37" style:family="text">
      <style:text-properties fo:language="en" fo:country="US" fo:font-style="normal" officeooo:rsid="0138db79" style:font-style-asian="normal" style:font-style-complex="normal"/>
    </style:style>
    <style:style style:name="T38" style:family="text">
      <style:text-properties fo:language="en" fo:country="US" fo:font-style="normal" fo:font-weight="bold" officeooo:rsid="010b14c4" style:font-style-asian="normal" style:font-weight-asian="bold" style:font-style-complex="normal" style:font-weight-complex="bold"/>
    </style:style>
    <style:style style:name="T39" style:family="text">
      <style:text-properties fo:language="en" fo:country="US" fo:font-style="normal" fo:font-weight="bold" officeooo:rsid="012160fd" style:font-style-asian="normal" style:font-weight-asian="bold" style:font-style-complex="normal" style:font-weight-complex="bold"/>
    </style:style>
    <style:style style:name="T40" style:family="text">
      <style:text-properties fo:language="en" fo:country="US" fo:font-style="normal" fo:font-weight="bold" officeooo:rsid="01084422" style:font-style-asian="normal" style:font-weight-asian="bold" style:font-style-complex="normal" style:font-weight-complex="bold"/>
    </style:style>
    <style:style style:name="T41" style:family="text">
      <style:text-properties fo:language="en" fo:country="US" officeooo:rsid="007f1c71"/>
    </style:style>
    <style:style style:name="T42" style:family="text">
      <style:text-properties fo:language="en" fo:country="US" officeooo:rsid="00276431"/>
    </style:style>
    <style:style style:name="T43" style:family="text">
      <style:text-properties fo:language="en" fo:country="US" officeooo:rsid="00f99443"/>
    </style:style>
    <style:style style:name="T44" style:family="text">
      <style:text-properties fo:language="en" fo:country="US" fo:font-style="italic" officeooo:rsid="00f99443" style:font-style-asian="italic" style:font-style-complex="italic"/>
    </style:style>
    <style:style style:name="T45" style:family="text">
      <style:text-properties fo:language="en" fo:country="US" fo:font-style="italic" officeooo:rsid="012160fd" style:font-style-asian="italic" style:font-style-complex="italic"/>
    </style:style>
    <style:style style:name="T46" style:family="text">
      <style:text-properties fo:language="en" fo:country="US" officeooo:rsid="010b14c4"/>
    </style:style>
    <style:style style:name="T47" style:family="text">
      <style:text-properties fo:language="en" fo:country="US" officeooo:rsid="00319e2e"/>
    </style:style>
    <style:style style:name="T48" style:family="text">
      <style:text-properties fo:language="en" fo:country="US" officeooo:rsid="010cc9c5"/>
    </style:style>
    <style:style style:name="T49" style:family="text">
      <style:text-properties fo:language="en" fo:country="US" officeooo:rsid="01222092"/>
    </style:style>
    <style:style style:name="T50" style:family="text">
      <style:text-properties fo:language="en" fo:country="US" officeooo:rsid="013064c7"/>
    </style:style>
    <style:style style:name="T51" style:family="text">
      <style:text-properties fo:language="en" fo:country="US" officeooo:rsid="01366007"/>
    </style:style>
    <style:style style:name="T52" style:family="text">
      <style:text-properties fo:language="en" fo:country="US" officeooo:rsid="013e00ed"/>
    </style:style>
    <style:style style:name="T53" style:family="text">
      <style:text-properties officeooo:rsid="00221e90"/>
    </style:style>
    <style:style style:name="T54" style:family="text">
      <style:text-properties officeooo:rsid="002d5beb"/>
    </style:style>
    <style:style style:name="T55" style:family="text">
      <style:text-properties style:font-name="Liberation Sans1" fo:language="en" fo:country="US" fo:font-style="normal" officeooo:rsid="010b14c4" style:font-style-asian="normal" style:font-style-complex="normal"/>
    </style:style>
    <style:style style:name="T56" style:family="text">
      <style:text-properties style:font-name="Liberation Sans1" fo:language="en" fo:country="US" fo:font-style="normal" officeooo:rsid="01222092" style:font-style-asian="normal" style:font-style-complex="normal"/>
    </style:style>
    <style:style style:name="T57" style:family="text">
      <style:text-properties style:font-name="Liberation Sans1" fo:language="en" fo:country="US" fo:font-style="normal" officeooo:rsid="0138db79" style:font-style-asian="normal" style:font-style-complex="normal"/>
    </style:style>
    <style:style style:name="T58" style:family="text">
      <style:text-properties style:font-name="Liberation Sans1" fo:language="en" fo:country="US" officeooo:rsid="00fe9532"/>
    </style:style>
    <style:style style:name="T59" style:family="text">
      <style:text-properties style:font-name="Liberation Sans1" fo:language="en" fo:country="US" officeooo:rsid="00f99443"/>
    </style:style>
    <style:style style:name="T60" style:family="text">
      <style:text-properties style:font-name="Liberation Sans1" fo:language="en" fo:country="US" officeooo:rsid="01009f3c"/>
    </style:style>
    <style:style style:name="T61" style:family="text">
      <style:text-properties style:font-name="Liberation Sans1" fo:language="en" fo:country="US" officeooo:rsid="01005b28"/>
    </style:style>
    <style:style style:name="T62" style:family="text">
      <style:text-properties style:font-name="Liberation Sans1" fo:language="en" fo:country="US" officeooo:rsid="01014a4a"/>
    </style:style>
    <style:style style:name="T63" style:family="text">
      <style:text-properties style:font-name="Liberation Sans1" fo:language="en" fo:country="US" officeooo:rsid="0102f2dd"/>
    </style:style>
    <style:style style:name="T64" style:family="text">
      <style:text-properties style:font-name="Liberation Sans1" fo:language="en" fo:country="US" officeooo:rsid="01031969"/>
    </style:style>
    <style:style style:name="T65" style:family="text">
      <style:text-properties style:font-name="Liberation Sans1" fo:language="en" fo:country="US" officeooo:rsid="010b14c4"/>
    </style:style>
    <style:style style:name="T66" style:family="text">
      <style:text-properties style:font-name="Liberation Sans1" fo:language="en" fo:country="US" officeooo:rsid="010cc9c5"/>
    </style:style>
    <style:style style:name="T67" style:family="text">
      <style:text-properties style:font-name="Liberation Sans1" fo:language="en" fo:country="US" officeooo:rsid="0111d744"/>
    </style:style>
    <style:style style:name="T68" style:family="text">
      <style:text-properties style:font-name="Liberation Sans1" fo:language="en" fo:country="US" officeooo:rsid="01129b0e"/>
    </style:style>
    <style:style style:name="T69" style:family="text">
      <style:text-properties style:font-name="Liberation Sans1" fo:language="en" fo:country="US" officeooo:rsid="0112ccb9"/>
    </style:style>
    <style:style style:name="T70" style:family="text">
      <style:text-properties style:font-name="Liberation Sans1" fo:language="en" fo:country="US" officeooo:rsid="01160d19"/>
    </style:style>
    <style:style style:name="T71" style:family="text">
      <style:text-properties style:font-name="Liberation Sans1" fo:language="en" fo:country="US" fo:font-weight="bold" officeooo:rsid="01014a4a" style:font-weight-asian="bold" style:font-weight-complex="bold"/>
    </style:style>
    <style:style style:name="T72" style:family="text">
      <style:text-properties style:font-name="Liberation Sans1" fo:language="en" fo:country="US" fo:font-weight="bold" officeooo:rsid="0111d744" style:font-weight-asian="bold" style:font-weight-complex="bold"/>
    </style:style>
    <style:style style:name="T73" style:family="text">
      <style:text-properties style:font-name="Liberation Sans1" fo:language="en" fo:country="US" fo:font-weight="bold" officeooo:rsid="01181284" style:font-weight-asian="bold" style:font-weight-complex="bold"/>
    </style:style>
    <style:style style:name="T74" style:family="text">
      <style:text-properties style:font-name="Liberation Sans1" fo:language="en" fo:country="US" fo:font-weight="bold" officeooo:rsid="011edb3a" style:font-weight-asian="bold" style:font-weight-complex="bold"/>
    </style:style>
    <style:style style:name="T75" style:family="text">
      <style:text-properties style:font-name="Liberation Sans1" fo:language="en" fo:country="US" fo:font-weight="bold" officeooo:rsid="01210880" style:font-weight-asian="bold" style:font-weight-complex="bold"/>
    </style:style>
    <style:style style:name="T76" style:family="text">
      <style:text-properties style:font-name="Liberation Sans1" fo:language="en" fo:country="US" fo:font-weight="bold" officeooo:rsid="0117a97b" style:font-weight-asian="bold" style:font-weight-complex="bold"/>
    </style:style>
    <style:style style:name="T77" style:family="text">
      <style:text-properties style:font-name="Liberation Sans1" fo:language="en" fo:country="US" officeooo:rsid="01181284"/>
    </style:style>
    <style:style style:name="T78" style:family="text">
      <style:text-properties style:font-name="Liberation Sans1" fo:language="en" fo:country="US" officeooo:rsid="011a5f65"/>
    </style:style>
    <style:style style:name="T79" style:family="text">
      <style:text-properties style:font-name="Liberation Sans1" fo:language="en" fo:country="US" officeooo:rsid="011c335f"/>
    </style:style>
    <style:style style:name="T80" style:family="text">
      <style:text-properties style:font-name="Liberation Sans1" fo:language="en" fo:country="US" fo:font-weight="normal" officeooo:rsid="01181284" style:font-weight-asian="normal" style:font-weight-complex="normal"/>
    </style:style>
    <style:style style:name="T81" style:family="text">
      <style:text-properties style:font-name="Liberation Sans1" fo:language="en" fo:country="US" fo:font-weight="normal" officeooo:rsid="011edb3a" style:font-weight-asian="normal" style:font-weight-complex="normal"/>
    </style:style>
    <style:style style:name="T82" style:family="text">
      <style:text-properties style:font-name="Liberation Sans1" fo:language="en" fo:country="US" fo:font-weight="normal" officeooo:rsid="012160fd" style:font-weight-asian="normal" style:font-weight-complex="normal"/>
    </style:style>
    <style:style style:name="T83" style:family="text">
      <style:text-properties style:font-name="Liberation Sans1" fo:language="en" fo:country="US" fo:font-weight="normal" officeooo:rsid="01222092" style:font-weight-asian="normal" style:font-weight-complex="normal"/>
    </style:style>
    <style:style style:name="T84" style:family="text">
      <style:text-properties style:font-name="Liberation Sans1" fo:language="en" fo:country="US" officeooo:rsid="011edb3a"/>
    </style:style>
    <style:style style:name="T85" style:family="text">
      <style:text-properties style:font-name="Liberation Sans1" fo:language="en" fo:country="US" officeooo:rsid="01210880"/>
    </style:style>
    <style:style style:name="T86" style:family="text">
      <style:text-properties style:font-name="Liberation Sans1" fo:language="en" fo:country="US" officeooo:rsid="0117a97b"/>
    </style:style>
    <style:style style:name="T87" style:family="text">
      <style:text-properties style:font-name="Liberation Sans1" fo:language="en" fo:country="US" officeooo:rsid="012160fd"/>
    </style:style>
    <style:style style:name="T88" style:family="text">
      <style:text-properties style:font-name="Liberation Sans1" fo:language="en" fo:country="US" officeooo:rsid="013064c7"/>
    </style:style>
    <style:style style:name="T89" style:family="text">
      <style:text-properties style:font-name="Liberation Sans1" fo:language="en" fo:country="US" officeooo:rsid="01319c6a"/>
    </style:style>
    <style:style style:name="T90" style:family="text">
      <style:text-properties style:font-name="Liberation Sans1" fo:language="en" fo:country="US" officeooo:rsid="013e00ed"/>
    </style:style>
    <style:style style:name="T91" style:family="text">
      <style:text-properties style:font-name="Liberation Sans1" officeooo:rsid="010c6133"/>
    </style:style>
    <style:style style:name="T92" style:family="text">
      <style:text-properties style:font-name="Liberation Sans1" officeooo:rsid="010e19e5"/>
    </style:style>
    <style:style style:name="T93" style:family="text">
      <style:text-properties style:font-name="Liberation Sans1" officeooo:rsid="010e6245"/>
    </style:style>
    <style:style style:name="T94" style:family="text">
      <style:text-properties style:font-name="Liberation Sans1" officeooo:rsid="012b4a65"/>
    </style:style>
    <style:style style:name="T95" style:family="text">
      <style:text-properties style:font-name="Liberation Sans1" officeooo:rsid="012ce1ae"/>
    </style:style>
    <style:style style:name="T96" style:family="text">
      <style:text-properties style:font-name="Liberation Sans1" officeooo:rsid="01374c4e"/>
    </style:style>
    <style:style style:name="T97" style:family="text">
      <style:text-properties style:font-name="Liberation Sans1" officeooo:rsid="013878c0"/>
    </style:style>
    <style:style style:name="T98" style:family="text">
      <style:text-properties style:font-name="Liberation Sans1" officeooo:rsid="013a4a52"/>
    </style:style>
    <style:style style:name="T99" style:family="text">
      <style:text-properties style:font-name="Liberation Sans1" officeooo:rsid="013b5573"/>
    </style:style>
    <style:style style:name="T100" style:family="text">
      <style:text-properties officeooo:rsid="00f82695"/>
    </style:style>
    <style:style style:name="T101" style:family="text">
      <style:text-properties officeooo:rsid="0021d358"/>
    </style:style>
    <style:style style:name="T102" style:family="text">
      <style:text-properties officeooo:rsid="00fe9532"/>
    </style:style>
    <style:style style:name="T103" style:family="text">
      <style:text-properties officeooo:rsid="00fecb83"/>
    </style:style>
    <style:style style:name="T104" style:family="text">
      <style:text-properties officeooo:rsid="00fff98b"/>
    </style:style>
    <style:style style:name="T105" style:family="text">
      <style:text-properties officeooo:rsid="0101b22d"/>
    </style:style>
    <style:style style:name="T106" style:family="text">
      <style:text-properties officeooo:rsid="0102f2dd"/>
    </style:style>
    <style:style style:name="T107" style:family="text">
      <style:text-properties officeooo:rsid="00fe3aaa"/>
    </style:style>
    <style:style style:name="T108" style:family="text">
      <style:text-properties officeooo:rsid="010c1f5f"/>
    </style:style>
    <style:style style:name="T109" style:family="text">
      <style:text-properties officeooo:rsid="010c6133"/>
    </style:style>
    <style:style style:name="T110" style:family="text">
      <style:text-properties officeooo:rsid="010cc9c5"/>
    </style:style>
    <style:style style:name="T111" style:family="text">
      <style:text-properties officeooo:rsid="010e19e5"/>
    </style:style>
    <style:style style:name="T112" style:family="text">
      <style:text-properties officeooo:rsid="010e6245"/>
    </style:style>
    <style:style style:name="T113" style:family="text">
      <style:text-properties officeooo:rsid="010f40bf"/>
    </style:style>
    <style:style style:name="T114" style:family="text">
      <style:text-properties officeooo:rsid="0110082b"/>
    </style:style>
    <style:style style:name="T115" style:family="text">
      <style:text-properties fo:font-weight="bold" style:font-weight-asian="bold"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1187a94" style:font-weight-asian="normal" style:font-weight-complex="normal"/>
    </style:style>
    <style:style style:name="T118" style:family="text">
      <style:text-properties officeooo:rsid="011a5f65"/>
    </style:style>
    <style:style style:name="T119" style:family="text">
      <style:text-properties officeooo:rsid="011ab595"/>
    </style:style>
    <style:style style:name="T120" style:family="text">
      <style:text-properties officeooo:rsid="011bbefe"/>
    </style:style>
    <style:style style:name="T121" style:family="text">
      <style:text-properties officeooo:rsid="011d2667"/>
    </style:style>
    <style:style style:name="T122" style:family="text">
      <style:text-properties officeooo:rsid="012160fd"/>
    </style:style>
    <style:style style:name="T123" style:family="text">
      <style:text-properties officeooo:rsid="01222092"/>
    </style:style>
    <style:style style:name="T124" style:family="text">
      <style:text-properties officeooo:rsid="012730e2"/>
    </style:style>
    <style:style style:name="T125" style:family="text">
      <style:text-properties officeooo:rsid="0128b12b"/>
    </style:style>
    <style:style style:name="T126" style:family="text">
      <style:text-properties officeooo:rsid="0129def5"/>
    </style:style>
    <style:style style:name="T127" style:family="text">
      <style:text-properties officeooo:rsid="012b4a65"/>
    </style:style>
    <style:style style:name="T128" style:family="text">
      <style:text-properties officeooo:rsid="012c4a95"/>
    </style:style>
    <style:style style:name="T129" style:family="text">
      <style:text-properties officeooo:rsid="012ce1ae"/>
    </style:style>
    <style:style style:name="T130" style:family="text">
      <style:text-properties officeooo:rsid="012ec902"/>
    </style:style>
    <style:style style:name="T131" style:family="text">
      <style:text-properties officeooo:rsid="01374c4e"/>
    </style:style>
    <style:style style:name="T132" style:family="text">
      <style:text-properties officeooo:rsid="013878c0"/>
    </style:style>
    <style:style style:name="T133" style:family="text">
      <style:text-properties style:text-position="0% 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51"><text:subject>FieldBus19</text:subject></text:p>
      <text:p text:style-name="P51"/>
      <text:p text:style-name="P51"><text:title>White Paper</text:title></text:p>
      <text:p text:style-name="P52"/>
      <text:p text:style-name="P52"/>
      <text:p text:style-name="P52"/>
      <text:p text:style-name="P52"/>
      <text:p text:style-name="P58">Version:<text:tab/><text:tab/><text:span text:style-name="T16">1.0</text:span><text:span text:style-name="T100">0</text:span></text:p>
      <text:p text:style-name="P58"/>
      <text:p text:style-name="P59">Last Edit:<text:tab/><text:tab/><text:date style:data-style-name="N76" text:date-value="2021-12-06T09:57:31.192471082" text:fixed="true">December 6, 2021</text:date></text:p>
      <text:p text:style-name="P58"/>
      <text:p text:style-name="P58">Aut<text:span text:style-name="T15">h</text:span>or:<text:tab/><text:tab/><text:tab/><text:author-name text:fixed="false">Andreas Isenegger</text:author-name></text:p>
      <text:p text:style-name="P58"/>
      <text:p text:style-name="P58"><text:span text:style-name="T15">Filename</text:span>:<text:tab/><text:tab/><text:file-name text:display="name-and-extension">FB19_WhitePaper.odt</text:file-name></text:p>
      <text:p text:style-name="P52"/>
      <text:p text:style-name="P52"/>
      <text:p text:style-name="P52"/>
      <text:p text:style-name="P52"/>
      <text:p text:style-name="P52"/>
      <text:p text:style-name="P60">Document Revision History</text:p>
      <text:p text:style-name="P53"/>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62">Version</text:p>
            </table:table-cell>
            <table:table-cell table:style-name="Tabelle1.A1" office:value-type="string">
              <text:p text:style-name="P63">Date</text:p>
            </table:table-cell>
            <table:table-cell table:style-name="Tabelle1.A1" office:value-type="string">
              <text:p text:style-name="P63">Author</text:p>
            </table:table-cell>
            <table:table-cell table:style-name="Tabelle1.D1" office:value-type="string">
              <text:p text:style-name="P63">Changes</text:p>
            </table:table-cell>
          </table:table-row>
        </table:table-header-rows>
        <table:table-row table:style-name="Tabelle1.1">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5"/>
          </table:table-cell>
          <table:table-cell table:style-name="Tabelle1.D2" office:value-type="string">
            <text:p text:style-name="P83"/>
          </table:table-cell>
        </table:table-row>
        <table:table-row table:style-name="Tabelle1.1">
          <table:table-cell table:style-name="Tabelle1.A2" office:value-type="string">
            <text:p text:style-name="P81"/>
          </table:table-cell>
          <table:table-cell table:style-name="Tabelle1.A2" office:value-type="string">
            <text:p text:style-name="P94"/>
          </table:table-cell>
          <table:table-cell table:style-name="Tabelle1.A2" office:value-type="string">
            <text:p text:style-name="P82"/>
          </table:table-cell>
          <table:table-cell table:style-name="Tabelle1.D2" office:value-type="string">
            <text:p text:style-name="P91"/>
          </table:table-cell>
        </table:table-row>
        <table:table-row table:style-name="Tabelle1.1">
          <table:table-cell table:style-name="Tabelle1.A2" office:value-type="string">
            <text:p text:style-name="P79"/>
          </table:table-cell>
          <table:table-cell table:style-name="Tabelle1.A2" office:value-type="string">
            <text:p text:style-name="P93"/>
          </table:table-cell>
          <table:table-cell table:style-name="Tabelle1.A2" office:value-type="string">
            <text:p text:style-name="P80"/>
          </table:table-cell>
          <table:table-cell table:style-name="Tabelle1.D2" office:value-type="string">
            <text:p text:style-name="P90"/>
          </table:table-cell>
        </table:table-row>
        <table:table-row table:style-name="Tabelle1.1">
          <table:table-cell table:style-name="Tabelle1.A2" office:value-type="string">
            <text:p text:style-name="P79"/>
          </table:table-cell>
          <table:table-cell table:style-name="Tabelle1.A2" office:value-type="string">
            <text:p text:style-name="P96"/>
          </table:table-cell>
          <table:table-cell table:style-name="Tabelle1.A2" office:value-type="string">
            <text:p text:style-name="P80"/>
          </table:table-cell>
          <table:table-cell table:style-name="Tabelle1.D2" office:value-type="string">
            <text:p text:style-name="P89"/>
          </table:table-cell>
        </table:table-row>
        <table:table-row table:style-name="Tabelle1.1">
          <table:table-cell table:style-name="Tabelle1.A2" office:value-type="string">
            <text:p text:style-name="P77"/>
          </table:table-cell>
          <table:table-cell table:style-name="Tabelle1.A2" office:value-type="string">
            <text:p text:style-name="P95"/>
          </table:table-cell>
          <table:table-cell table:style-name="Tabelle1.A2" office:value-type="string">
            <text:p text:style-name="P78"/>
          </table:table-cell>
          <table:table-cell table:style-name="Tabelle1.D2" office:value-type="string">
            <text:p text:style-name="P88"/>
          </table:table-cell>
        </table:table-row>
        <table:table-row table:style-name="Tabelle1.1">
          <table:table-cell table:style-name="Tabelle1.A2" office:value-type="string">
            <text:p text:style-name="P75"/>
          </table:table-cell>
          <table:table-cell table:style-name="Tabelle1.A2" office:value-type="string">
            <text:p text:style-name="P75"/>
          </table:table-cell>
          <table:table-cell table:style-name="Tabelle1.A2" office:value-type="string">
            <text:p text:style-name="P76"/>
          </table:table-cell>
          <table:table-cell table:style-name="Tabelle1.D2" office:value-type="string">
            <text:p text:style-name="P87"/>
          </table:table-cell>
        </table:table-row>
        <table:table-row table:style-name="Tabelle1.1">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4"/>
          </table:table-cell>
          <table:table-cell table:style-name="Tabelle1.D2" office:value-type="string">
            <text:p text:style-name="P86"/>
          </table:table-cell>
        </table:table-row>
        <table:table-row table:style-name="Tabelle1.1">
          <table:table-cell table:style-name="Tabelle1.A2" office:value-type="string">
            <text:p text:style-name="P71"/>
          </table:table-cell>
          <table:table-cell table:style-name="Tabelle1.A2" office:value-type="string">
            <text:p text:style-name="P71"/>
          </table:table-cell>
          <table:table-cell table:style-name="Tabelle1.A2" office:value-type="string">
            <text:p text:style-name="P72"/>
          </table:table-cell>
          <table:table-cell table:style-name="Tabelle1.D2" office:value-type="string">
            <text:p text:style-name="P85"/>
          </table:table-cell>
        </table:table-row>
        <table:table-row table:style-name="Tabelle1.1">
          <table:table-cell table:style-name="Tabelle1.A2" office:value-type="string">
            <text:p text:style-name="P69"/>
          </table:table-cell>
          <table:table-cell table:style-name="Tabelle1.A2" office:value-type="string">
            <text:p text:style-name="P69"/>
          </table:table-cell>
          <table:table-cell table:style-name="Tabelle1.A2" office:value-type="string">
            <text:p text:style-name="P70"/>
          </table:table-cell>
          <table:table-cell table:style-name="Tabelle1.D2" office:value-type="string">
            <text:p text:style-name="P92"/>
          </table:table-cell>
        </table:table-row>
        <table:table-row table:style-name="Tabelle1.1">
          <table:table-cell table:style-name="Tabelle1.A2" office:value-type="string">
            <text:p text:style-name="P66">1.00</text:p>
          </table:table-cell>
          <table:table-cell table:style-name="Tabelle1.A2" office:value-type="string">
            <text:p text:style-name="P68"><text:span text:style-name="T100">0</text:span><text:span text:style-name="T125">6</text:span>-<text:span text:style-name="T100">Dec</text:span>-2021</text:p>
          </table:table-cell>
          <table:table-cell table:style-name="Tabelle1.A2" office:value-type="string">
            <text:p text:style-name="P67">A. Isenegger</text:p>
          </table:table-cell>
          <table:table-cell table:style-name="Tabelle1.D2" office:value-type="string">
            <text:p text:style-name="P84">Initial version</text:p>
          </table:table-cell>
        </table:table-row>
      </table:table>
      <text:p text:style-name="P97"><text:span text:style-name="T18">Table</text:span> <text:sequence text:ref-name="refTable0" text:name="Table" text:formula="ooow:Table+1" style:num-format="1">1</text:sequence>: <text:span text:style-name="T18">Document revision history</text:span></text:p>
      <text:p text:style-name="P39"/>
      <text:p text:style-name="P39"/>
      <text:p text:style-name="P39"/>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1775_887068087" text:style-name="Index_20_Link" text:visited-style-name="Index_20_Link">1. <text:s/>Introduction<text:tab/>4</text:a></text:p>
          <text:p text:style-name="P99"><text:a xlink:type="simple" xlink:href="#__RefHeading__1976_1477385030" text:style-name="Index_20_Link" text:visited-style-name="Index_20_Link">1.1. <text:s/>Purpose of this Document<text:tab/>4</text:a></text:p>
          <text:p text:style-name="P99"><text:a xlink:type="simple" xlink:href="#__RefHeading___Toc6177_582902390" text:style-name="Index_20_Link" text:visited-style-name="Index_20_Link">1.2. <text:s/>History<text:tab/>4</text:a></text:p>
          <text:p text:style-name="P99"><text:a xlink:type="simple" xlink:href="#__RefHeading___Toc6179_582902390" text:style-name="Index_20_Link" text:visited-style-name="Index_20_Link">1.3. <text:s/>Purpose of the Project<text:tab/>4</text:a></text:p>
          <text:p text:style-name="P98"><text:a xlink:type="simple" xlink:href="#__RefHeading___Toc7013_4244668382" text:style-name="Index_20_Link" text:visited-style-name="Index_20_Link">2. <text:s/>Goals<text:tab/>5</text:a></text:p>
          <text:p text:style-name="P99"><text:a xlink:type="simple" xlink:href="#__RefHeading___Toc7015_4244668382" text:style-name="Index_20_Link" text:visited-style-name="Index_20_Link">2.1. <text:s/>Functional Goals<text:tab/>5</text:a></text:p>
          <text:p text:style-name="P99"><text:a xlink:type="simple" xlink:href="#__RefHeading___Toc7017_4244668382" text:style-name="Index_20_Link" text:visited-style-name="Index_20_Link">2.2. <text:s/>Non-functional Goals<text:tab/>5</text:a></text:p>
          <text:p text:style-name="P99"><text:a xlink:type="simple" xlink:href="#__RefHeading___Toc7019_4244668382" text:style-name="Index_20_Link" text:visited-style-name="Index_20_Link">2.3. <text:s/>Excluded Goals<text:tab/>6</text:a></text:p>
          <text:p text:style-name="P98"><text:a xlink:type="simple" xlink:href="#__RefHeading___Toc6181_582902390" text:style-name="Index_20_Link" text:visited-style-name="Index_20_Link">3. <text:s/>Existing Bus Systems<text:tab/>7</text:a></text:p>
          <text:p text:style-name="P99"><text:a xlink:type="simple" xlink:href="#__RefHeading___Toc6704_582902390" text:style-name="Index_20_Link" text:visited-style-name="Index_20_Link">3.1. <text:s/></text:a><text:a xlink:type="simple" xlink:href="#__RefHeading___Toc6704_582902390" text:style-name="Index_20_Link" text:visited-style-name="Index_20_Link">A</text:a><text:a xlink:type="simple" xlink:href="#__RefHeading___Toc6704_582902390" text:style-name="Index_20_Link" text:visited-style-name="Index_20_Link">RCNET</text:a><text:a xlink:type="simple" xlink:href="#__RefHeading___Toc6704_582902390" text:style-name="Index_20_Link" text:visited-style-name="Index_20_Link"><text:tab/>7</text:a></text:p>
          <text:p text:style-name="P99"><text:a xlink:type="simple" xlink:href="#__RefHeading___Toc6706_582902390" text:style-name="Index_20_Link" text:visited-style-name="Index_20_Link">3.2. <text:s/>ARINC 429<text:tab/>7</text:a></text:p>
          <text:p text:style-name="P99"><text:a xlink:type="simple" xlink:href="#__RefHeading___Toc6337_582902390" text:style-name="Index_20_Link" text:visited-style-name="Index_20_Link">3.3. <text:s/>CAN<text:tab/>7</text:a></text:p>
          <text:p text:style-name="P99"><text:a xlink:type="simple" xlink:href="#__RefHeading___Toc6339_582902390" text:style-name="Index_20_Link" text:visited-style-name="Index_20_Link">3.4. <text:s/></text:a><text:a xlink:type="simple" xlink:href="#__RefHeading___Toc6339_582902390" text:style-name="Index_20_Link" text:visited-style-name="Index_20_Link">L</text:a><text:a xlink:type="simple" xlink:href="#__RefHeading___Toc6339_582902390" text:style-name="Index_20_Link" text:visited-style-name="Index_20_Link">IN</text:a><text:a xlink:type="simple" xlink:href="#__RefHeading___Toc6339_582902390" text:style-name="Index_20_Link" text:visited-style-name="Index_20_Link"><text:tab/>8</text:a></text:p>
          <text:p text:style-name="P99"><text:a xlink:type="simple" xlink:href="#__RefHeading___Toc6829_582902390" text:style-name="Index_20_Link" text:visited-style-name="Index_20_Link">3.5. <text:s/>Modbus<text:tab/>8</text:a></text:p>
          <text:p text:style-name="P99"><text:a xlink:type="simple" xlink:href="#__RefHeading___Toc6831_582902390" text:style-name="Index_20_Link" text:visited-style-name="Index_20_Link">3.6. <text:s/>ProfiBus<text:tab/>8</text:a></text:p>
          <text:p text:style-name="P99"><text:a xlink:type="simple" xlink:href="#__RefHeading___Toc6708_582902390" text:style-name="Index_20_Link" text:visited-style-name="Index_20_Link">3.7. <text:s/>RS-232<text:tab/>9</text:a></text:p>
          <text:p text:style-name="P99"><text:a xlink:type="simple" xlink:href="#__RefHeading___Toc6710_582902390" text:style-name="Index_20_Link" text:visited-style-name="Index_20_Link">3.8. <text:s/>RS-422<text:tab/>9</text:a></text:p>
          <text:p text:style-name="P99"><text:a xlink:type="simple" xlink:href="#__RefHeading___Toc6712_582902390" text:style-name="Index_20_Link" text:visited-style-name="Index_20_Link">3.9. <text:s/>RS-485<text:tab/>9</text:a></text:p>
          <text:p text:style-name="P98"><text:a xlink:type="simple" xlink:href="#__RefHeading___Toc2249_1705548987" text:style-name="Index_20_Link" text:visited-style-name="Index_20_Link">4. <text:s/>Architecture and Design Decisions<text:tab/>10</text:a></text:p>
          <text:p text:style-name="P99"><text:a xlink:type="simple" xlink:href="#__RefHeading___Toc6419_582902390" text:style-name="Index_20_Link" text:visited-style-name="Index_20_Link">4.1. <text:s/>Hardware Layer<text:tab/>10</text:a></text:p>
          <text:p text:style-name="P99"><text:a xlink:type="simple" xlink:href="#__RefHeading___Toc6421_582902390" text:style-name="Index_20_Link" text:visited-style-name="Index_20_Link">4.2. <text:s/>Software<text:tab/>10</text:a></text:p>
          <text:p text:style-name="P98"><text:a xlink:type="simple" xlink:href="#__RefHeading___Toc2251_1705548987" text:style-name="Index_20_Link" text:visited-style-name="Index_20_Link">5. <text:s/>Next Steps<text:tab/>11</text:a></text:p>
          <text:p text:style-name="P99"><text:a xlink:type="simple" xlink:href="#__RefHeading___Toc2253_1705548987" text:style-name="Index_20_Link" text:visited-style-name="Index_20_Link">5.1. <text:s/>Specification Document<text:tab/>11</text:a></text:p>
          <text:p text:style-name="P99"><text:a xlink:type="simple" xlink:href="#__RefHeading___Toc2255_1705548987" text:style-name="Index_20_Link" text:visited-style-name="Index_20_Link">5.2. <text:s/>Additional Documentation<text:tab/>11</text:a></text:p>
          <text:p text:style-name="P99"><text:a xlink:type="simple" xlink:href="#__RefHeading___Toc2257_1705548987" text:style-name="Index_20_Link" text:visited-style-name="Index_20_Link">5.3. <text:s/>Proof of Concept Prototype<text:tab/>11</text:a></text:p>
          <text:p text:style-name="P98"><text:a xlink:type="simple" xlink:href="#__RefHeading__1819_887068087" text:style-name="Index_20_Link" text:visited-style-name="Index_20_Link">6. <text:s/>Glossary<text:tab/>12</text:a></text:p>
          <text:p text:style-name="P98"><text:a xlink:type="simple" xlink:href="#__RefHeading___Toc2417_1705548987" text:style-name="Index_20_Link" text:visited-style-name="Index_20_Link">7. <text:s/>External References<text:tab/>12</text:a></text:p>
        </text:index-body>
      </text:table-of-content>
      <text:p text:style-name="P39"/>
      <text:p text:style-name="P39"/>
      <text:h text:style-name="P105" text:outline-level="1" text:restart-numbering="true" text:start-value="-1"><text:bookmark-start text:name="__RefHeading__1775_887068087"/>Introduction<text:bookmark-end text:name="__RefHeading__1775_887068087"/></text:h>
      <text:h text:style-name="Heading_20_2" text:outline-level="2"><text:bookmark-start text:name="__RefHeading__1976_1477385030"/>Purpose <text:span text:style-name="T103">of this Document</text:span><text:bookmark-end text:name="__RefHeading__1976_1477385030"/></text:h>
      <text:p text:style-name="P33"><text:span text:style-name="T41">T</text:span><text:span text:style-name="T42">his document stores the </text:span><text:span text:style-name="T43">basic </text:span><text:span text:style-name="T51">goals </text:span><text:span text:style-name="T43">of </text:span><text:span text:style-name="T58">a</text:span><text:span text:style-name="T43"> </text:span><text:span text:style-name="T51">to be developed </text:span><text:span text:style-name="T43">field bus called </text:span><text:span text:style-name="T44">FieldBus19</text:span><text:span text:style-name="T43">.</text:span></text:p>
      <text:p text:style-name="P34"><text:span text:style-name="T50">I</text:span><text:span text:style-name="T19">t </text:span><text:span text:style-name="T51">also </text:span><text:span text:style-name="T19">provides an overview of existing field bus specifications and </text:span><text:span text:style-name="T51">details the next steps towards the implementation of an initial proof of concept FieldBus19 prototype.</text:span></text:p>
      <text:h text:style-name="P108" text:outline-level="2"><text:bookmark-start text:name="__RefHeading___Toc6177_582902390"/>History<text:bookmark-end text:name="__RefHeading___Toc6177_582902390"/></text:h>
      <text:p text:style-name="P6">The ideas to this project <text:span text:style-name="T101">came up years ago, but </text:span><text:span text:style-name="T102">I didn’t put down </text:span><text:span text:style-name="T101">initial notes </text:span><text:span text:style-name="T102">until the </text:span>fall <text:span text:style-name="T102">of </text:span>2019 when I was on a bike holiday in the Tuscany, one of the most beautiful parts of Italy. It seemed to me that the embedded systems community still lacked a self-configuring, <text:span text:style-name="T104">light-weight, </text:span>simple to use, <text:span text:style-name="T106">operating system and vendor independent, </text:span><text:span text:style-name="T105">open source</text:span> field bus.</text:p>
      <text:h text:style-name="P108" text:outline-level="2"><text:bookmark-start text:name="__RefHeading___Toc6179_582902390"/>Purpose of the Project<text:bookmark-end text:name="__RefHeading___Toc6179_582902390"/></text:h>
      <text:p text:style-name="P26"><text:span text:style-name="T59">T</text:span><text:span text:style-name="T61">he purpose of the FieldBus19 project is to simplify </text:span><text:span text:style-name="T64">the interconnection of </text:span><text:span text:style-name="T61">micro-controller boards that have </text:span><text:span text:style-name="T63">relatively </text:span><text:span text:style-name="T61">little CPU and memory resources. </text:span><text:span text:style-name="T67">This task is simple and has been solved in many good ways when it comes to hardware and the lower software levels. The medium to highest OSI layers however are poorly covered by existing libraries, if there exist any apart from UDP, TCP/IP and the like.</text:span></text:p>
      <text:p text:style-name="P26"><text:span text:style-name="T61">In contrast to a CAN bus network – </text:span><text:span text:style-name="T60">to give </text:span><text:span text:style-name="T67">one</text:span><text:span text:style-name="T60"> example </text:span><text:span text:style-name="T61">–</text:span><text:span text:style-name="T60"> </text:span><text:span text:style-name="T67">the FieldBus19 </text:span><text:span text:style-name="T61"><text:s/>cover</text:span><text:span text:style-name="T62">s</text:span><text:span text:style-name="T61"> higher </text:span><text:span text:style-name="T90">OSI</text:span><text:span text:style-name="T61"> layers than CAN does and arbitrate</text:span><text:span text:style-name="T62">s</text:span><text:span text:style-name="T61"> bus access in a different, more easily controllable manner, </text:span><text:span text:style-name="T63">thereby showing fully deterministic behavior</text:span><text:span text:style-name="T61">.</text:span></text:p>
      <text:p text:style-name="P7"/>
      <text:h text:style-name="P104" text:outline-level="1"><text:bookmark-start text:name="__RefHeading___Toc7013_4244668382"/>Goals<text:bookmark-end text:name="__RefHeading___Toc7013_4244668382"/></text:h>
      <text:h text:style-name="Heading_20_2" text:outline-level="2"><text:bookmark-start text:name="__RefHeading___Toc7015_4244668382"/>Functional Goals<text:bookmark-end text:name="__RefHeading___Toc7015_4244668382"/></text:h>
      <text:list xml:id="list410508952" text:style-name="L1">
        <text:list-item>
          <text:p text:style-name="P114"><text:span text:style-name="T71">Deterministic</text:span><text:span text:style-name="T62"><text:line-break/></text:span><text:span text:style-name="T69">During normal operation, the exchange of information </text:span><text:span text:style-name="T84">shall be</text:span><text:span text:style-name="T69"> 100 percent deterministic (predictable in size and time). </text:span><text:span text:style-name="T70">O</text:span><text:span text:style-name="T69">nly during mechanical or electrical fault states and during the bus initialization phase data exchange might be stochastic (non-predictable).</text:span></text:p>
        </text:list-item>
        <text:list-item>
          <text:p text:style-name="P115"><text:span text:style-name="T72">Automatic node address assignment</text:span><text:span text:style-name="T67"><text:line-break/></text:span><text:span text:style-name="T62">The addition or removal of network nodes </text:span><text:span text:style-name="T84">shall be</text:span><text:span text:style-name="T62"> automatic</text:span><text:span text:style-name="T88">ally detected by the software</text:span><text:span text:style-name="T62">. </text:span><text:span text:style-name="T70">It</text:span><text:span text:style-name="T68"> </text:span><text:span text:style-name="T84">shall not </text:span><text:span text:style-name="T62">require DIL switch settings or hard-coded values for defining a node’s bus address.</text:span></text:p>
        </text:list-item>
        <text:list-item>
          <text:p text:style-name="P116"><text:span text:style-name="T76">Locked or unlocked list of bus participants</text:span><text:span text:style-name="T86"><text:line-break/></text:span><text:span text:style-name="T85">For supporting product development and yet not compromising safety during productive operation, the bus shall support two modes, ‘unlocked’ and ‘locked’. In ‘unlocked’ mode, nodes are added and removed automatically as they appear and disappear on the bus line. In ‘locked’ mode, the number of nodes and their addresses is fix. New nodes won’t be included in </text:span><text:span text:style-name="T87">the </text:span><text:span text:style-name="T85">communication </text:span><text:span text:style-name="T87">exchange</text:span><text:span text:style-name="T85">, and removed nodes will be </text:span><text:span text:style-name="T87">noted </text:span><text:span text:style-name="T85">as missing. </text:span><text:span text:style-name="T89">If they come back, communication shall be re-established.</text:span></text:p>
        </text:list-item>
        <text:list-item>
          <text:p text:style-name="P115"><text:span text:style-name="T71">Programmable bit rate</text:span><text:span text:style-name="T62"><text:line-break/></text:span><text:span text:style-name="T68">D</text:span><text:span text:style-name="T62">epending on the domain application, 1kbit/s may be as adequate as 1</text:span><text:span text:style-name="T67">0</text:span><text:span text:style-name="T62">Mbit/s. </text:span><text:span text:style-name="T70">During the run-time of a bus and its connected nodes the bit rate </text:span><text:span text:style-name="T84">shall </text:span><text:span text:style-name="T70">remain constant.</text:span></text:p>
        </text:list-item>
        <text:list-item>
          <text:p text:style-name="P117"><text:span text:style-name="T72">V</text:span><text:span text:style-name="T71">ariable packet size</text:span><text:span text:style-name="T62"><text:line-break/></text:span><text:span text:style-name="T68">Packets that can be adapted to the data size they carry result in a higher bus transfer data rate efficiency. </text:span><text:span text:style-name="T84">Thus, packets shall be variable in size within a certain range.</text:span></text:p>
        </text:list-item>
        <text:list-item>
          <text:p text:style-name="P118"><text:span text:style-name="T74">C</text:span><text:span text:style-name="T75">RC protected data</text:span><text:span text:style-name="T85"><text:line-break/>While on the bus line, the data packets shall be protected against corruption by a CRC sum.</text:span></text:p>
        </text:list-item>
        <text:list-item>
          <text:p text:style-name="P115"><text:span text:style-name="T71">Optionally redundant</text:span><text:span text:style-name="T62"><text:line-break/></text:span><text:span text:style-name="T84">The </text:span><text:span text:style-name="T62">FieldBus19 system </text:span><text:span text:style-name="T84">shall have </text:span><text:span text:style-name="T62">the capability </text:span><text:span text:style-name="T60">of optionally being operated with redundant </text:span><text:span text:style-name="T68">nodes, connectors and cables.</text:span></text:p>
        </text:list-item>
      </text:list>
      <text:h text:style-name="Heading_20_2" text:outline-level="2"><text:bookmark-start text:name="__RefHeading___Toc7017_4244668382"/>Non-functional Goals<text:bookmark-end text:name="__RefHeading___Toc7017_4244668382"/></text:h>
      <text:list xml:id="list1842015550" text:style-name="L2">
        <text:list-item>
          <text:p text:style-name="P121"><text:span text:style-name="T115">Well documented</text:span><text:span text:style-name="T116"><text:line-break/></text:span><text:span text:style-name="T117">The project and its code shall come with adequate documentation, including its specifications, explanations and examples. Videos for user initial guidance is also considered part of the documentation.</text:span></text:p>
        </text:list-item>
        <text:list-item>
          <text:p text:style-name="P122"><text:span text:style-name="T115">Simple hardware requirements</text:span><text:span text:style-name="T116"><text:line-break/>The FieldBus19 software shall be implemented using UARTs and timers. No additional hardware shall be required, neither internally nor externally to the micro-controller. The use of DMA or external safety logic is optional.</text:span></text:p>
        </text:list-item>
        <text:list-item>
          <text:p text:style-name="P121"><text:span text:style-name="T115">Operating system independent</text:span><text:line-break/>Neither the drivers nor the higher software layers of the FieldBus19 library <text:span text:style-name="T122">shall </text:span>depend on a specific real-time kernel or operating system. <text:span text:style-name="T121">They may be used however in the context of and by a real-time kernel, or they may run on ‘bare metal’ either.</text:span></text:p>
        </text:list-item>
        <text:list-item>
          <text:p text:style-name="P119"><text:span text:style-name="T73">Static memory resource allocation</text:span><text:span text:style-name="T77"><text:line-break/></text:span><text:soft-page-break/><text:span text:style-name="T77">For safety reasons and for saving </text:span><text:span text:style-name="T78">processor </text:span><text:span text:style-name="T77">resources, the libraries </text:span><text:span text:style-name="T87">shall </text:span><text:span text:style-name="T77">allocate RAM </text:span><text:span text:style-name="T78">statically only</text:span><text:span text:style-name="T77">.</text:span></text:p>
        </text:list-item>
        <text:list-item>
          <text:p text:style-name="P120"><text:span text:style-name="T71">Light weight</text:span><text:span text:style-name="T62"><text:line-break/></text:span><text:span text:style-name="T78">The CPU, RAM and ROM overhead for using this bus shall be small and also fit micro-controllers that have </text:span><text:span text:style-name="T79">little resources.</text:span></text:p>
        </text:list-item>
        <text:list-item>
          <text:p text:style-name="P119"><text:span text:style-name="T73">Simple to use</text:span><text:span text:style-name="T80"><text:line-break/>It is simple to interconnect a few RS-485 transceivers</text:span><text:span text:style-name="T81">, and it shall also be simple to hook the FieldBus19 libraries into a domain specific application. </text:span><text:span text:style-name="T82">Ideally </text:span><text:span text:style-name="T83">their API </text:span><text:span text:style-name="T82">is simple enough that also hobby programmers can make use of </text:span><text:span text:style-name="T83">them.</text:span></text:p>
        </text:list-item>
        <text:list-item>
          <text:p text:style-name="P123"><text:span text:style-name="T115">Royalty free</text:span><text:line-break/><text:span text:style-name="T118">There shall be no charges of any kind for using this bus system.</text:span></text:p>
        </text:list-item>
        <text:list-item>
          <text:p text:style-name="P124"><text:span text:style-name="T115">Open source</text:span><text:line-break/><text:span text:style-name="T119">The source code of all hard- and software parts of the FieldBus19 system shall </text:span><text:span text:style-name="T118">be open </text:span><text:span text:style-name="T119">to the public</text:span><text:span text:style-name="T118">, hosted on a public code repository. </text:span><text:span text:style-name="T120">Applications that make use of this field bus system may be closed source.</text:span></text:p>
        </text:list-item>
      </text:list>
      <text:h text:style-name="Heading_20_2" text:outline-level="2"><text:bookmark-start text:name="__RefHeading___Toc7019_4244668382"/>Excluded Goals<text:bookmark-end text:name="__RefHeading___Toc7019_4244668382"/></text:h>
      <text:p text:style-name="P9">Intentionally excluded from the goals and specifications are:</text:p>
      <text:list xml:id="list873535535" text:style-name="L3">
        <text:list-item>
          <text:p text:style-name="P125">Minimum, standard or maximum bit rates</text:p>
        </text:list-item>
        <text:list-item>
          <text:p text:style-name="P125">Connectors</text:p>
        </text:list-item>
        <text:list-item>
          <text:p text:style-name="P125">Cables</text:p>
        </text:list-item>
        <text:list-item>
          <text:p text:style-name="P125">Mechanical form factors of any kind</text:p>
        </text:list-item>
        <text:list-item>
          <text:p text:style-name="P126">Electrical specifications of any kind; some recommendations will be provided</text:p>
        </text:list-item>
      </text:list>
      <text:p text:style-name="P8"/>
      <text:p text:style-name="P8"/>
      <text:h text:style-name="P104" text:outline-level="1"><text:bookmark-start text:name="__RefHeading___Toc6181_582902390"/>Existing Bus Systems<text:bookmark-end text:name="__RefHeading___Toc6181_582902390"/></text:h>
      <text:p text:style-name="Text_20_body"><text:span text:style-name="T25">M</text:span><text:span text:style-name="T23">any of nowadays micro-controllers have enough CPU and memory </text:span><text:span text:style-name="T24">resources </text:span><text:span text:style-name="T25">that applications can </text:span><text:span text:style-name="T23">use UDP or TCP/IP via </text:span><text:span text:style-name="T25">(W)LAN for exchanging information between each other, </text:span><text:span text:style-name="T23">but there </text:span><text:span text:style-name="T24">is yet</text:span><text:span text:style-name="T23"> </text:span><text:span text:style-name="T24">a variety of </text:span><text:span text:style-name="T23">applications where </text:span><text:span text:style-name="T25">the use of these protocol stacks isn’t possible or not desirable. </text:span><text:span text:style-name="T27">The FieldBus19 focuses on the latter type of applications.</text:span></text:p>
      <text:p text:style-name="P10"><text:span text:style-name="T34">A</text:span><text:span text:style-name="T29"> </text:span><text:span text:style-name="T22">few </text:span><text:span text:style-name="T29">of today’s </text:span><text:span text:style-name="T22">field bus systems </text:span><text:span text:style-name="T32">are </text:span><text:span text:style-name="T38">listed </text:span><text:span text:style-name="T39">below </text:span><text:span text:style-name="T40">in alphabetic order</text:span><text:span text:style-name="T22">. </text:span><text:span text:style-name="T29">The choice is arbitrary.</text:span></text:p>
      <text:p text:style-name="P11"><text:span text:style-name="T29">Instead of listing all their properties and features, </text:span><text:span text:style-name="T32">just their less favorable </text:span><text:span text:style-name="T34">aspects or missing features </text:span><text:span text:style-name="T32">are listed. </text:span><text:span text:style-name="T45">Italic text</text:span><text:span text:style-name="T34"> are quotes of external sources, ‘standard text’ comes from </text:span><text:span text:style-name="T35">this document’s </text:span><text:span text:style-name="T34">author.</text:span></text:p>
      <text:h text:style-name="Heading_20_2" text:outline-level="2"><text:bookmark-start text:name="__RefHeading___Toc6704_582902390"/><text:span text:style-name="T32">A</text:span><text:span text:style-name="T22">RCNET</text:span><text:bookmark-end text:name="__RefHeading___Toc6704_582902390"/></text:h>
      <text:p text:style-name="P4"><text:span text:style-name="T14">Source: </text:span><text:a xlink:type="simple" xlink:href="https://en.wikipedia.org/wiki/ARCNET" text:style-name="Internet_20_link" text:visited-style-name="Visited_20_Internet_20_Link"><text:span text:style-name="T14">Wikipedia</text:span></text:a></text:p>
      <text:p text:style-name="P17"><text:span text:style-name="T46">ARCNET was developed in the </text:span><text:span text:style-name="T65">1970s</text:span><text:span text:style-name="T46"> at Datapoint corporation and became popular in the </text:span><text:span text:style-name="T65">1980s</text:span><text:span text:style-name="T46"> for office automation tasks.</text:span></text:p>
      <text:p text:style-name="P16"><text:span text:style-name="T32">Ethernet running TCP/IP protocol stacks eventually won the race. The </text:span><text:span text:style-name="T55">bus system </text:span><text:span text:style-name="T32">isn’t in use </text:span><text:span text:style-name="T33">anymore, </text:span><text:span text:style-name="T32">thus </text:span><text:span text:style-name="T33">controller/driver </text:span><text:span text:style-name="T32">chips are</text:span><text:span text:style-name="T33"> unavailable </text:span><text:span text:style-name="T32">nowadays.</text:span></text:p>
      <text:h text:style-name="Heading_20_2" text:outline-level="2"><text:bookmark-start text:name="__RefHeading___Toc6706_582902390"/>ARINC 429<text:bookmark-end text:name="__RefHeading___Toc6706_582902390"/></text:h>
      <text:p text:style-name="P15"><text:span text:style-name="T108">Source: </text:span><text:a xlink:type="simple" xlink:href="https://en.wikipedia.org/wiki/ARINC_429" text:style-name="Internet_20_link" text:visited-style-name="Visited_20_Internet_20_Link"><text:span text:style-name="T109">Wikipedia</text:span></text:a></text:p>
      <text:p text:style-name="P18">ARINC 429, "Mark33 Digital Information Transfer System (DITS)," is also known as the Aeronautical Radio INC. (ARINC) technical standard for the predominant avionics data bus used on most higher-end commercial and transport aircraft. It defines the physical and electrical interfaces of a two-wire data bus and a data protocol to support an aircraft's avionics local area network.</text:p>
      <text:p text:style-name="P22"><text:span text:style-name="T109">It’s a rather old and slow bus system, the data rates are specified as either 12.5kbit/s or 100kbit/s, and it supports only 1 transmitter per single wire pair. The packet length is fixed to 32bit/packet, </text:span><text:span text:style-name="T110">which is called a ‘word’</text:span><text:span text:style-name="T109">. </text:span><text:span text:style-name="T91">It’s </text:span><text:span text:style-name="T109">protocol doesn’t seem to be widely known.</text:span></text:p>
      <text:p text:style-name="P16"><text:span text:style-name="T109">There are successors of this standard, for example ARINC 629 or ARINC 664.7 (base</text:span><text:span text:style-name="T91">s</text:span><text:span text:style-name="T109"> on Ethernet), but they contradict the imagination of being simple and light-weight to use.</text:span></text:p>
      <text:p text:style-name="P22"><text:span text:style-name="T110">The </text:span><text:span text:style-name="T47">MIL-STD-1533B </text:span><text:span text:style-name="T48">is also similar to </text:span><text:span text:style-name="T66">ARINC 429. It </text:span><text:span text:style-name="T48">has interesting concepts, but </text:span><text:span text:style-name="T49">it doesn’t support </text:span><text:span text:style-name="T48">what the FieldBus19 </text:span><text:span text:style-name="T49">project </text:span><text:span text:style-name="T48">tries to achieve.</text:span></text:p>
      <text:h text:style-name="Heading_20_2" text:outline-level="2"><text:bookmark-start text:name="__RefHeading___Toc6337_582902390"/>CAN<text:bookmark-end text:name="__RefHeading___Toc6337_582902390"/></text:h>
      <text:p text:style-name="P14"><text:span text:style-name="T26">S</text:span><text:span text:style-name="T32">ource: </text:span><text:a xlink:type="simple" xlink:href="https://en.wikipedia.org/wiki/CAN" text:style-name="Internet_20_link" text:visited-style-name="Visited_20_Internet_20_Link"><text:span text:style-name="T32">Wikipedia</text:span></text:a></text:p>
      <text:p text:style-name="P12"><text:span text:style-name="T26">In the industrial and automotive environment, the CAN bus is of wide use. </text:span><text:span text:style-name="T28">This alone is a big advantage, and it has many more. </text:span><text:span text:style-name="T29">It contains some </text:span><text:span text:style-name="T28">elegant properties and comes in a variety of ‘add-on’ specifications that make it faster and more secure </text:span><text:span text:style-name="T29">than its initial version </text:span><text:span text:style-name="T56">from</text:span><text:span text:style-name="T29"> the eighties. The downside to this is that it can become quite complex to let half a dozen nodes in a CAN environment talk to each other. I’m not speaking about the complexity of the domain application, but the communication modules inside the nodes that make the nodes talk </text:span><text:span text:style-name="T30">to each other</text:span><text:span text:style-name="T29">. In addition, either micro-controller internal SoC modules that ‘talk CAN’ or external ICs that convert for example SPI data packets back and forth to CAN are required.</text:span></text:p>
      <text:h text:style-name="Heading_20_2" text:outline-level="2"><text:bookmark-start text:name="__RefHeading___Toc6339_582902390"/><text:soft-page-break/><text:span text:style-name="T31">L</text:span><text:span text:style-name="T22">IN</text:span><text:bookmark-end text:name="__RefHeading___Toc6339_582902390"/></text:h>
      <text:p text:style-name="P13"><text:span text:style-name="T107">Source: </text:span><text:a xlink:type="simple" xlink:href="https://en.wikipedia.org/wiki/Local_Interconnect_Network" text:style-name="Internet_20_link" text:visited-style-name="Visited_20_Internet_20_Link"><text:span text:style-name="T107">Wikipedia</text:span></text:a></text:p>
      <text:p text:style-name="P19">LIN (Local Interconnect Network) is a serial network protocol used for communication between components in vehicles. It is a single wire, serial network protocol that supports communications up to 19.2 Kbit/s at a bus length of 40 meters. The need for a cheap serial network arose as the technologies and the facilities implemented in the car grew, while the CAN bus was too expensive to implement for every component in the car. European car manufacturers started using different serial communication technologies, which led to compatibility problems.</text:p>
      <text:p text:style-name="P5">In the late 1990s, the LIN Consortium was founded by five automakers (BMW, Volkswagen Group, Audi, Volvo Cars, Mercedes-Benz), with the technologies supplied (networking and hardware expertise) from Volcano Automotive Group and Motorola. The first fully implemented version of the new LIN specification (LIN version 1.3) was published in November 2002. In September 2003, version 2.0 was introduced to expand capabilities and make provisions for additional diagnostics features. LIN may be used also over the vehicle's battery power-line with a special LIN over DC power line (DC-LIN) transceiver.</text:p>
      <text:p text:style-name="P3">The specifications of this bus systems narrow its use to few applications.</text:p>
      <text:h text:style-name="P109" text:outline-level="2"><text:bookmark-start text:name="__RefHeading___Toc6829_582902390"/><text:span text:style-name="T114">Modb</text:span>us<text:bookmark-end text:name="__RefHeading___Toc6829_582902390"/></text:h>
      <text:p text:style-name="P27"><text:span text:style-name="T124">Source: </text:span><text:a xlink:type="simple" xlink:href="https://en.wikipedia.org/wiki/Modbus" text:style-name="Internet_20_link" text:visited-style-name="Visited_20_Internet_20_Link"><text:span text:style-name="T124">Wikipedia</text:span></text:a></text:p>
      <text:p text:style-name="P20">Modbus is a data communications protocol originally published by Modicon (now Schneider Electric) in 1979 for use with its programmable logic controllers (PLCs). Modbus has become a de facto standard communication protocol and is now a commonly available means of connecting industrial electronic devices.</text:p>
      <text:p text:style-name="P28">Modbus comes with a variety of different protocol versions (or types) for different applications <text:span text:style-name="T125">and transport layers</text:span>. <text:span text:style-name="T125">Several frame formats exist, like ‘RTU’ and ‘ASCII’ for serial data lines like RS-485, or ‘TCP’ for Ethernet networks.</text:span></text:p>
      <text:p text:style-name="P30"><text:span text:style-name="T125">Although some frame formats and </text:span><text:span text:style-name="T126">also </text:span><text:span text:style-name="T125">other properties look similar to those of FieldBus19, </text:span><text:span text:style-name="T126">it is yet quite different when it comes to automatic bus address assignment and </text:span><text:span text:style-name="T127">the support of higher OSI </text:span><text:span text:style-name="T94">software layers for example.</text:span></text:p>
      <text:p text:style-name="P29"><text:span text:style-name="T126">Since Modbus was </text:span><text:span text:style-name="T125">originally intended </text:span><text:span text:style-name="T126">for use with PLCs, it can </text:span><text:span text:style-name="T125">address hardware registers directly </text:span><text:span text:style-name="T126">a</text:span><text:span text:style-name="T125">s its names of object types show (‘coil’, ‘discrete input’, ‘input register’, etc). </text:span><text:span text:style-name="T126">This makes it look old-fashioned and a bit awkward to use in nowadays applications if correct naming is considered an important part of a product.</text:span></text:p>
      <text:h text:style-name="P109" text:outline-level="2"><text:bookmark-start text:name="__RefHeading___Toc6831_582902390"/>ProfiBus<text:bookmark-end text:name="__RefHeading___Toc6831_582902390"/></text:h>
      <text:p text:style-name="P31"><text:span text:style-name="T127">Source: </text:span><text:a xlink:type="simple" xlink:href="https://en.wikipedia.org/wiki/Profibus" text:style-name="Internet_20_link" text:visited-style-name="Visited_20_Internet_20_Link"><text:span text:style-name="T127">Wikipedia</text:span></text:a></text:p>
      <text:p text:style-name="P21">Profibus (usually styled as PROFIBUS, as a portmanteau for Process Field Bus) is a standard for fieldbus communication in automation technology and was first promoted in 1989 by BMBF (German department of education and research) and then used by Siemens. It should not be confused with the Profinet standard for Industrial Ethernet. Profibus is openly published as part of IEC 61158.</text:p>
      <text:p text:style-name="P32"><text:span text:style-name="T128">Profibus networks can run on serial data lines like RS-485, and – depending on the profile – higher OSI layers are supported by the standard. </text:span>Profiles are pre-defined configurations of the functions and features available from PROFIBUS for use in specific devices or applications.</text:p>
      <text:p text:style-name="P32"><text:soft-page-break/><text:span text:style-name="T128">One downside of this bus system is that it’s various specifications and profiles are maintained by the large PROFIBUS &amp; PROFINET International association, plus the vendors that distribute their products with extensions to the Profibus standard, which is already very broad. </text:span><text:span text:style-name="T129">This means that although it is </text:span><text:span text:style-name="T95">promoted</text:span><text:span text:style-name="T129"> as ‘a standard’, devices from different vendors are not fully compatible when it comes to communication, and new products </text:span><text:span text:style-name="T95">must </text:span><text:span text:style-name="T129">fit into a profile </text:span><text:span text:style-name="T130">(or a vendor specific extension of it)</text:span><text:span text:style-name="T129">. </text:span><text:span text:style-name="T130">All t</text:span><text:span text:style-name="T129">his makes it not very attractive for simple applications.</text:span></text:p>
      <text:h text:style-name="Heading_20_2" text:outline-level="2"><text:bookmark-start text:name="__RefHeading___Toc6708_582902390"/>RS-232<text:bookmark-end text:name="__RefHeading___Toc6708_582902390"/></text:h>
      <text:p text:style-name="P24"><text:span text:style-name="T111">Source: </text:span><text:a xlink:type="simple" xlink:href="https://en.wikipedia.org/wiki/RS-232" text:style-name="Internet_20_link" text:visited-style-name="Visited_20_Internet_20_Link"><text:span text:style-name="T111">Wikipedia</text:span></text:a></text:p>
      <text:p text:style-name="P23">This is a hardware specification only. <text:span text:style-name="T123">It</text:span> supports the interconnection of exactly two nodes. This makes it unsuited for <text:span text:style-name="T114">interconnecting several micro-controller boards.</text:span></text:p>
      <text:h text:style-name="P110" text:outline-level="2"><text:bookmark-start text:name="__RefHeading___Toc6710_582902390"/>RS-422<text:bookmark-end text:name="__RefHeading___Toc6710_582902390"/></text:h>
      <text:p text:style-name="P25"><text:span text:style-name="T112">Source: </text:span><text:a xlink:type="simple" xlink:href="https://en.wikipedia.org/wiki/RS-422" text:style-name="Internet_20_link" text:visited-style-name="Visited_20_Internet_20_Link"><text:span text:style-name="T112">Wikipedia</text:span></text:a></text:p>
      <text:p text:style-name="P25"><text:span text:style-name="T111">This is a hardware specification only. It does support multiple bus participants, but allows one transmitter per wire pair only, </text:span><text:span text:style-name="T92">while </text:span><text:span text:style-name="T111">many receivers are possible. This implies that in a multi-node environment, the </text:span><text:span text:style-name="T93">bus </text:span><text:span text:style-name="T112">interfaces and </text:span><text:span text:style-name="T111">cabling would increase </text:span><text:span text:style-name="T113">drastically </text:span><text:span text:style-name="T112">with every transmitting node. This makes it uninteresting for a modern field bus system.</text:span></text:p>
      <text:h text:style-name="P111" text:outline-level="2"><text:bookmark-start text:name="__RefHeading___Toc6712_582902390"/>RS-4<text:span text:style-name="T112">85</text:span><text:bookmark-end text:name="__RefHeading___Toc6712_582902390"/></text:h>
      <text:p text:style-name="P25"><text:span text:style-name="T112">Source: </text:span><text:a xlink:type="simple" xlink:href="https://en.wikipedia.org/wiki/RS-485" text:style-name="Internet_20_link" text:visited-style-name="Visited_20_Internet_20_Link"><text:span text:style-name="T112">Wikipedia</text:span></text:a></text:p>
      <text:p text:style-name="P25"><text:span text:style-name="T111">This is a hardware specification only that supports the interconnection of </text:span><text:span text:style-name="T112">up to 32 bus participants in half-duplex fashion. Every connected node can be transmitter or receiver, although only one transmitter may be active at any point in time. Since the specification doesn’t support bus arbitration, it has to be programmed into the software of the participating nodes.</text:span></text:p>
      <text:h text:style-name="P107" text:outline-level="1"><text:bookmark-start text:name="__RefHeading___Toc2249_1705548987"/><text:span text:style-name="T12">Architecture and </text:span><text:span text:style-name="T11">Design </text:span><text:span text:style-name="T13">Decisions</text:span><text:bookmark-end text:name="__RefHeading___Toc2249_1705548987"/></text:h>
      <text:p text:style-name="P37"><text:span text:style-name="T132">The decisions below have been made </text:span><text:span text:style-name="T98">during</text:span><text:span text:style-name="T132"> the writing of this document and shall not be changed.</text:span></text:p>
      <text:h text:style-name="Heading_20_2" text:outline-level="2"><text:bookmark-start text:name="__RefHeading___Toc6419_582902390"/>Hardware <text:span text:style-name="T131">Layer</text:span><text:bookmark-end text:name="__RefHeading___Toc6419_582902390"/></text:h>
      <text:p text:style-name="P35"><text:span text:style-name="T131">The bus shall </text:span><text:span text:style-name="T96">use RS-485 as hardware layer </text:span><text:span text:style-name="T97">and make use of UART and timer SoC modules available inside micro-controllers.</text:span></text:p>
      <text:p text:style-name="P37"><text:span text:style-name="T97">This allows the use of 3.3V logic level connections for easy testing during </text:span><text:span text:style-name="T98">early </text:span><text:span text:style-name="T97">development. </text:span><text:span text:style-name="T98">Later, RS-485 transceivers can be attached to the development boards.</text:span></text:p>
      <text:h text:style-name="Heading_20_2" text:outline-level="2"><text:bookmark-start text:name="__RefHeading___Toc6421_582902390"/>Software<text:bookmark-end text:name="__RefHeading___Toc6421_582902390"/></text:h>
      <text:p text:style-name="P127">Software development shall take place on an open platform.</text:p>
      <text:p text:style-name="P36"><text:span text:style-name="T36">Initial versions of the implementation may be hardware specific, but the aim shall be to make the lower software layers as hardware independent as possible. </text:span><text:span text:style-name="T37">Middle and high layers shall be hardware and operating system independent right from the beginning.</text:span></text:p>
      <text:p text:style-name="P38"><text:span text:style-name="T37">One goal for later FieldBus19 implementations is that they are as hardware independent as technically possible</text:span><text:span text:style-name="T36">. </text:span><text:span text:style-name="T57">There will be </text:span><text:span text:style-name="T37">tradeoffs for code and run-time overhead versus generalization of the drivers, but this is a topic for later discussions.</text:span></text:p>
      <text:h text:style-name="P106" text:outline-level="1"><text:bookmark-start text:name="__RefHeading___Toc2251_1705548987"/>Next Steps<text:bookmark-end text:name="__RefHeading___Toc2251_1705548987"/></text:h>
      <text:h text:style-name="P113" text:outline-level="2"><text:bookmark-start text:name="__RefHeading___Toc2253_1705548987"/>Specification Document<text:bookmark-end text:name="__RefHeading___Toc2253_1705548987"/></text:h>
      <text:p text:style-name="P37"><text:span text:style-name="T131">A specification document containing the specifications of the FieldBus19 </text:span><text:span text:style-name="T96">product </text:span><text:span text:style-name="T131">shall be written. It may evolve as the proof of concept prototype is implemented, but shall be finished with the completion of that project.</text:span></text:p>
      <text:h text:style-name="Heading_20_2" text:outline-level="2"><text:bookmark-start text:name="__RefHeading___Toc2255_1705548987"/>Additional Documentation<text:bookmark-end text:name="__RefHeading___Toc2255_1705548987"/></text:h>
      <text:p text:style-name="P37"><text:span text:style-name="T131">Additional documents are optional during </text:span><text:span text:style-name="T99">proof of concept</text:span><text:span text:style-name="T131"> project phase.</text:span></text:p>
      <text:h text:style-name="P112" text:outline-level="2"><text:bookmark-start text:name="__RefHeading___Toc2257_1705548987"/>Proof of Concept Prototype<text:bookmark-end text:name="__RefHeading___Toc2257_1705548987"/></text:h>
      <text:p text:style-name="P128">This prototype shall be implemented on a STM32 based evaluation board.</text:p>
      <text:h text:style-name="P104" text:outline-level="1"><text:bookmark-start text:name="__RefHeading__1819_887068087"/>Glossar<text:span text:style-name="T17">y</text:span><text:bookmark-end text:name="__RefHeading__1819_887068087"/></text:h>
      <text:p text:style-name="P48">API<text:tab/><text:tab/>Application Programming Interface</text:p>
      <text:p text:style-name="P44">ARCNET<text:tab/>Attached Resource Computer NETwork</text:p>
      <text:p text:style-name="P49">ARINC<text:tab/><text:tab/>Aeronautical Radio INC</text:p>
      <text:p text:style-name="P44">CAN<text:tab/><text:tab/>Controller Area Network</text:p>
      <text:p text:style-name="P42">CPU<text:tab/><text:tab/>Central Processing Unit</text:p>
      <text:p text:style-name="P40">CRC<text:tab/><text:tab/>Cyclic Redundancy Check</text:p>
      <text:p text:style-name="P46">DIL<text:tab/><text:tab/>Dual In-Line</text:p>
      <text:p text:style-name="P54"><text:span text:style-name="T21">D</text:span><text:span text:style-name="T20">MA</text:span><text:span text:style-name="T21"><text:tab/><text:tab/>D</text:span><text:span text:style-name="T20">irect Memory Access</text:span></text:p>
      <text:p text:style-name="P55"><text:span text:style-name="T20">I</text:span><text:span text:style-name="T19">P<text:tab/><text:tab/>Internet Protocol</text:span></text:p>
      <text:p text:style-name="P101">ISR<text:tab/><text:tab/>Interrupt Service Routine</text:p>
      <text:p text:style-name="P49">LAN<text:tab/><text:tab/>Local Area Network</text:p>
      <text:p text:style-name="P103">LIN<text:tab/><text:tab/>Local Interconnect Network</text:p>
      <text:p text:style-name="P56"><text:span text:style-name="T52">OSI<text:tab/><text:tab/></text:span><text:span text:style-name="T19">Open Systems Interconnection</text:span></text:p>
      <text:p text:style-name="P57"><text:span text:style-name="T52">P</text:span><text:span text:style-name="T19">ROFIBUS<text:tab/>Process Field Bus</text:span></text:p>
      <text:p text:style-name="P45">RAM<text:tab/><text:tab/>Random Access Memory</text:p>
      <text:p text:style-name="P45">ROM<text:tab/><text:tab/>Read-Only Memory</text:p>
      <text:p text:style-name="P49">RS<text:tab/><text:tab/>Recommended Standard</text:p>
      <text:p text:style-name="P41">SoC<text:tab/><text:tab/>System on Chip</text:p>
      <text:p text:style-name="P47">TCP<text:tab/><text:tab/><text:span text:style-name="T133">Transmission Control Protocol</text:span></text:p>
      <text:p text:style-name="P43">U<text:span text:style-name="T53">ART<text:tab/><text:tab/>Universal Asynch</text:span><text:span text:style-name="T54">r</text:span><text:span text:style-name="T53">onous Receiver Transmitter</text:span></text:p>
      <text:p text:style-name="P47">UDP<text:tab/><text:tab/>User Datagram Protocol</text:p>
      <text:p text:style-name="P50">WLAN<text:tab/><text:tab/>Wireless LAN</text:p>
      <text:p text:style-name="P50"/>
      <text:h text:style-name="Heading_20_1" text:outline-level="1"><text:bookmark-start text:name="__RefHeading___Toc2417_1705548987"/>External References<text:bookmark-end text:name="__RefHeading___Toc2417_1705548987"/></text:h>
      <text:p text:style-name="P129">See links above in text se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angal1" svg:font-family="Mangal"/>
    <style:font-face style:name="StarSymbol1" svg:font-family="StarSymbol"/>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2" svg:font-family="'Liberation Sans'" style:font-family-generic="swiss"/>
    <style:font-face style:name="Lohit Devanagari" svg:font-family="'Lohit Devanagari'" style:font-family-generic="swiss"/>
    <style:font-face style:name="Noto Sans" svg:font-family="'Noto Sans'" style:font-family-generic="swiss"/>
    <style:font-face style:name="OpenSymbol"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Liberation Mono" svg:font-family="'Liberation Mono'" style:font-adornments="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fo:font-size="11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Regular" style:font-family-generic="swiss" style:font-pitch="variable"/>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Text_20_body">
      <style:text-properties style:font-name="Liberation Mono" fo:font-family="'Liberation Mono'" style:font-style-name="Regular" style:font-family-generic="modern" style:font-pitch="fixed" fo:font-size="10pt"/>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fo:font-size="44pt" style:font-size-asian="44pt"/>
    </style:style>
    <style:style style:name="Heading_20_A4" style:display-name="Heading A4" style:family="paragraph" style:parent-style-name="A4" style:default-outline-level="">
      <style:text-properties style:font-name="Noto Sans" fo:font-family="'Noto Sans'" style:font-family-generic="swiss" fo:font-size="24pt" style:font-size-asian="24pt"/>
    </style:style>
    <style:style style:name="Text_20_A4" style:display-name="Text A4" style:family="paragraph" style:parent-style-name="A4" style:default-outline-level="">
      <style:text-properties style:font-name="Noto Sans" fo:font-family="'Noto Sans'" style:font-family-generic="swis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style:font-name="Noto Sans" fo:font-family="'Noto Sans'" style:font-family-generic="swiss" fo:font-size="96pt" style:font-size-asian="96pt"/>
    </style:style>
    <style:style style:name="Heading_20_A0" style:display-name="Heading A0" style:family="paragraph" style:parent-style-name="A4" style:default-outline-level="">
      <style:text-properties style:font-name="Noto Sans" fo:font-family="'Noto Sans'" style:font-family-generic="swiss" fo:font-size="72pt" style:font-size-asian="72pt"/>
    </style:style>
    <style:style style:name="Text_20_A0" style:display-name="Text A0" style:family="paragraph" style:parent-style-name="A4" style:default-outline-level="">
      <style:text-properties style:font-name="Noto Sans" fo:font-family="'Noto Sans'" style:font-family-generic="swiss" fo:font-size="18pt" style:font-size-asian="18pt"/>
    </style:style>
    <style:style style:name="Graphic" style:family="paragraph" style:default-outline-level="">
      <style:text-properties style:font-name="Liberation Sans2" fo:font-family="'Liberation Sans'" style:font-family-generic="swiss" fo:font-size="18pt"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2"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2"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2"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2"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2"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2"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2"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2"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swiss" fo:font-size="18pt" style:font-size-asian="18pt"/>
    </style:style>
    <style:style style:name="BlockDiagram_7e_LT_7e_Gliederung_20_1" style:display-name="BlockDiagram~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Gliederung_20_2" style:display-name="BlockDiagram~LT~Gliederung 2" style:family="paragraph" style:parent-style-name="BlockDiagram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7e_LT_7e_Gliederung_20_3" style:display-name="BlockDiagram~LT~Gliederung 3" style:family="paragraph" style:parent-style-name="BlockDiagram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7e_LT_7e_Gliederung_20_4" style:display-name="BlockDiagram~LT~Gliederung 4" style:family="paragraph" style:parent-style-name="BlockDiagram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5" style:display-name="BlockDiagram~LT~Gliederung 5" style:family="paragraph" style:parent-style-name="BlockDiagram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6" style:display-name="BlockDiagram~LT~Gliederung 6" style:family="paragraph" style:parent-style-name="BlockDiagram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7" style:display-name="BlockDiagram~LT~Gliederung 7" style:family="paragraph" style:parent-style-name="BlockDiagram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8" style:display-name="BlockDiagram~LT~Gliederung 8" style:family="paragraph" style:parent-style-name="BlockDiagram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9" style:display-name="BlockDiagram~LT~Gliederung 9" style:family="paragraph" style:parent-style-name="BlockDiagram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Titel" style:display-name="BlockDiagram~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Untertitel" style:display-name="BlockDiagram~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Notizen" style:display-name="BlockDiagram~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Hintergrundobjekte" style:display-name="BlockDiagram~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7e_LT_7e_Hintergrund" style:display-name="BlockDiagram~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withshad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 style:family="paragraph" style:default-outline-level="">
      <style:text-properties style:font-name="Times New Roman" fo:font-family="'Times New Roman'" style:font-family-generic="swiss" fo:font-size="16pt" style:font-name-asian="Tahoma1" style:font-family-asian="Tahoma" style:font-family-generic-asian="system" style:font-pitch-asian="variable" style:font-size-asian="16pt" style:font-name-complex="Noto Sans1" style:font-family-complex="'Noto Sans'" style:font-family-generic-complex="system" style:font-pitch-complex="variable" style:font-size-complex="12pt"/>
    </style:style>
    <style:style style:name="textbodyjustfied" style:family="paragraph" style:default-outline-level="">
      <style:paragraph-properties fo:text-align="start" style:justify-single-word="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indent" style:family="paragraph" style:default-outline-level="">
      <style:paragraph-properties fo:margin-left="0cm" fo:margin-right="0cm" fo:text-indent="0.6cm" style:auto-text-indent="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 style:family="paragraph" style:default-outline-level="">
      <style:text-properties style:font-name="Times New Roman" fo:font-family="'Times New Roman'" style:font-family-generic="swiss" fo:font-size="44pt" style:font-name-asian="Tahoma1" style:font-family-asian="Tahoma" style:font-family-generic-asian="system" style:font-pitch-asian="variable" style:font-size-asian="44pt" style:font-name-complex="Noto Sans1" style:font-family-complex="'Noto Sans'" style:font-family-generic-complex="system" style:font-pitch-complex="variable" style:font-size-complex="12pt"/>
    </style:style>
    <style:style style:name="title1" style:family="paragraph" style:default-outline-level="">
      <style:paragraph-properties fo:text-align="center" style:justify-single-word="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text-indent="0cm" style:auto-text-indent="false"/>
      <style:text-properties style:font-name="Times New Roman" fo:font-family="'Times New Roman'" style:font-family-generic="swiss" fo:font-size="36pt" style:font-name-asian="Tahoma1" style:font-family-asian="Tahoma" style:font-family-generic-asian="system" style:font-pitch-asian="variable" style:font-size-asian="36pt" style:font-name-complex="Noto Sans1" style:font-family-complex="'Noto Sans'" style:font-family-generic-complex="system" style:font-pitch-complex="variable" style:font-size-complex="12pt"/>
    </style:style>
    <style:style style:name="headline" style:family="paragraph" style:default-outline-level="">
      <style:paragraph-properties fo:margin-top="0.42cm" fo:margin-bottom="0.21cm" loext:contextual-spacing="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headline1" style:family="paragraph" style:default-outline-level="">
      <style:paragraph-properties fo:margin-top="0.42cm" fo:margin-bottom="0.21cm" loext:contextual-spacing="false"/>
      <style:text-properties style:font-name="Times New Roman" fo:font-family="'Times New Roman'" style:font-family-generic="swiss" fo:font-size="18pt" fo:font-weight="bold" style:font-name-asian="Tahoma1" style:font-family-asian="Tahoma" style:font-family-generic-asian="system" style:font-pitch-asian="variable" style:font-size-asian="18pt" style:font-weight-asian="bold" style:font-name-complex="Noto Sans1" style:font-family-complex="'Noto Sans'" style:font-family-generic-complex="system" style:font-pitch-complex="variable" style:font-size-complex="12pt"/>
    </style:style>
    <style:style style:name="headline2" style:family="paragraph" style:default-outline-level="">
      <style:paragraph-properties fo:margin-top="0.42cm" fo:margin-bottom="0.21cm" loext:contextual-spacing="false"/>
      <style:text-properties style:font-name="Times New Roman" fo:font-family="'Times New Roman'" style:font-family-generic="swiss" fo:font-size="1pt" fo:font-style="italic" fo:font-weight="bold" style:font-name-asian="Tahoma1" style:font-family-asian="Tahoma" style:font-family-generic-asian="system" style:font-pitch-asian="variable" style:font-size-asian="1pt" style:font-style-asian="italic" style:font-weight-asian="bold" style:font-name-complex="Noto Sans1" style:font-family-complex="'Noto Sans'" style:font-family-generic-complex="system" style:font-pitch-complex="variable" style:font-size-complex="12pt"/>
    </style:style>
    <style:style style:name="measure"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2" style:display-name="ListLabel 2" style:family="paragraph" style:default-outline-level="">
      <style:text-properties style:font-name="OpenSymbol" fo:font-family="Open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ListLabel_20_1" style:display-name="ListLabel 1" style:family="paragraph" style:default-outline-level="">
      <style:text-properties style:font-name="Symbol" fo:font-family="Symbol"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Times New Roman" fo:font-family="'Times New Roman'" style:font-family-generic="swiss" fo:font-size="12pt" style:text-underline-style="solid" style:text-underline-width="auto" style:text-underline-color="font-color"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Tabelle" style:family="paragraph" style:default-outline-level="">
      <style:paragraph-properties fo:margin-top="0.374cm" fo:margin-bottom="0.374cm" loext:contextual-spacing="false"/>
      <style:text-properties style:font-name="Tahoma" fo:font-family="Tahoma" style:font-family-generic="swiss" fo:font-size="12pt"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BlockDiagram_5f__7e_LT_7e_Gliederung_20_1" style:display-name="BlockDiagram_~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Gliederung_20_2" style:display-name="BlockDiagram_~LT~Gliederung 2" style:family="paragraph" style:parent-style-name="BlockDiagram_5f_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5f__7e_LT_7e_Gliederung_20_3" style:display-name="BlockDiagram_~LT~Gliederung 3" style:family="paragraph" style:parent-style-name="BlockDiagram_5f_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5f__7e_LT_7e_Gliederung_20_4" style:display-name="BlockDiagram_~LT~Gliederung 4" style:family="paragraph" style:parent-style-name="BlockDiagram_5f_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5" style:display-name="BlockDiagram_~LT~Gliederung 5" style:family="paragraph" style:parent-style-name="BlockDiagram_5f_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6" style:display-name="BlockDiagram_~LT~Gliederung 6" style:family="paragraph" style:parent-style-name="BlockDiagram_5f_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7" style:display-name="BlockDiagram_~LT~Gliederung 7" style:family="paragraph" style:parent-style-name="BlockDiagram_5f_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8" style:display-name="BlockDiagram_~LT~Gliederung 8" style:family="paragraph" style:parent-style-name="BlockDiagram_5f_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9" style:display-name="BlockDiagram_~LT~Gliederung 9" style:family="paragraph" style:parent-style-name="BlockDiagram_5f_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Titel" style:display-name="BlockDiagram_~LT~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Untertitel" style:display-name="BlockDiagram_~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Notizen" style:display-name="BlockDiagram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Hintergrundobjekte" style:display-name="BlockDiagram_~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5f__7e_LT_7e_Hintergrund" style:display-name="BlockDiagram_~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217c"/>
    </style:style>
    <style:style style:name="M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MT1" style:family="text">
      <style:text-properties fo:font-size="9pt" fo:language="en" fo:country="US" officeooo:rsid="0017217c" style:font-size-asian="7.84999990463257pt" style:font-size-complex="9pt"/>
    </style:style>
    <style:style style:name="MT2" style:family="text">
      <style:text-properties fo:font-size="9pt" fo:language="en" fo:country="US" officeooo:rsid="0022a7b6" style:font-size-asian="7.84999990463257pt" style:font-size-complex="9pt"/>
    </style:style>
    <style:style style:name="MT3" style:family="text">
      <style:text-properties fo:font-size="9pt" fo:language="en" fo:country="US" officeooo:rsid="006f50c7" style:font-size-asian="7.84999990463257pt" style:font-size-complex="9pt"/>
    </style:style>
    <style:style style:name="MT4" style:family="text">
      <style:text-properties fo:font-size="9pt" fo:language="en" fo:country="US" fo:font-weight="bold" officeooo:rsid="0017217c" style:font-size-asian="7.84999990463257pt" style:font-weight-asian="bold" style:font-size-complex="9pt" style:font-weight-complex="bold"/>
    </style:style>
    <style:style style:name="MT5" style:family="text">
      <style:text-properties style:font-name="Arial1" fo:font-size="9pt" officeooo:rsid="006f50c7" style:font-size-asian="9pt" style:font-size-complex="9pt"/>
    </style:style>
    <style:style style:name="MT6" style:family="text">
      <style:text-properties style:font-name="Arial1" fo:font-size="9pt" style:font-size-asian="9pt" style:font-size-complex="9pt"/>
    </style:style>
    <style:style style:name="MT7" style:family="text">
      <style:text-properties style:font-name="Arial1" fo:font-size="9pt" fo:font-style="normal" style:font-size-asian="9pt" style:font-style-asian="normal" style:font-size-complex="9pt" style:font-style-complex="normal"/>
    </style:style>
    <style:style style:name="MT8" style:family="text">
      <style:text-properties style:font-name="Arial1" fo:font-size="9pt" fo:font-style="normal" officeooo:rsid="00207a7d" style:font-size-asian="9pt" style:font-style-asian="normal" style:font-size-complex="9pt" style:font-style-complex="normal"/>
    </style:style>
    <style:style style:name="MT9" style:family="text">
      <style:text-properties style:font-name="Arial1" fo:font-size="9pt" fo:font-style="normal" officeooo:rsid="001816cf" style:font-size-asian="9pt" style:font-style-asian="normal" style:font-size-complex="9pt" style:font-style-complex="normal"/>
    </style:style>
    <style:style style:name="MT10" style:family="text">
      <style:text-properties style:font-name="Arial1" fo:font-size="9pt" fo:font-style="normal" officeooo:rsid="0006c2e7" style:font-size-asian="9pt" style:font-style-asian="normal" style:font-size-complex="9pt" style:font-style-complex="normal"/>
    </style:style>
    <style:page-layout style:name="Mpm1">
      <style:page-layout-properties fo:page-width="21.001cm" fo:page-height="29.7cm" style:num-format="1" style:print-orientation="portrait" fo:margin-top="1cm" fo:margin-bottom="1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1.499cm" fo:border-top="0.06pt solid #000000" fo:border-bottom="0.06pt solid #000000" fo:border-left="none" fo:border-right="none" fo:padding="0.049cm" style:shadow="none" fo:background-color="#eeeeee" style:dynamic-spacing="false" draw:fill="solid" draw:fill-color="#eeeeee" draw:opacity="100%"/>
      </style:header-style>
      <style:footer-style>
        <style:header-footer-properties fo:min-height="1.998cm" fo:margin-left="0cm" fo:margin-right="0cm" fo:margin-top="1.499cm" fo:border-top="0.06pt solid #000000" fo:border-bottom="0.06pt solid #000000" fo:border-left="none" fo:border-right="none" fo:padding="0.049cm" style:shadow="none" fo:background-color="#eeeeee" style:dynamic-spacing="false" draw:fill="solid" draw:fill-color="#eeeeee" draw:opacity="100%"/>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text:span><text:span text:style-name="MT2">itcontrol GmbH, </text:span><text:span text:style-name="MT3">Switzerland</text:span><text:span text:style-name="MT1"><text:tab/></text:span><text:span text:style-name="MT4"><text:subject>FieldBus19</text:subject></text:span><text:span text:style-name="MT1"><text:tab/></text:span><text:span text:style-name="MT1"><text:title>White Paper</text:title></text:span></text:p>
      </style:header>
      <style:footer>
        <text:p text:style-name="MP2"><text:a xlink:type="simple" xlink:href="https://bitcontrol.ch/" text:style-name="Internet_20_link" text:visited-style-name="Visited_20_Internet_20_Link"><text:span text:style-name="MT5">https://bitcontrol.ch</text:span></text:a><text:span text:style-name="MT5"><text:tab/></text:span><text:a xlink:type="simple" xlink:href="mailto:info@bitcontrol.ch" text:style-name="Internet_20_link" text:visited-style-name="Visited_20_Internet_20_Link"><text:span text:style-name="MT6">info@bitcontrol.ch</text:span></text:a><text:span text:style-name="MT7"><text:tab/></text:span><text:span text:style-name="MT8">Page</text:span><text:span text:style-name="MT9"> </text:span><text:span text:style-name="MT10"><text:page-number text:select-page="current">12</text:page-number></text:span><text:span text:style-name="MT10"><text:s/></text:span><text:span text:style-name="MT8">of</text:span><text:span text:style-name="MT10"> </text:span><text:span text:style-name="MT10"><text:page-count>12</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3T16:36:33.171000000</meta:creation-date>
    <meta:editing-cycles>182</meta:editing-cycles>
    <meta:editing-duration>P1DT10H36M52S</meta:editing-duration>
    <dc:subject>FieldBus19</dc:subject>
    <dc:title>White Paper</dc:title>
    <meta:generator>LibreOffice/6.4.7.2$Linux_X86_64 LibreOffice_project/40$Build-2</meta:generator>
    <meta:initial-creator>Andreas Isenegger</meta:initial-creator>
    <dc:date>2021-12-06T12:05:07.551055795</dc:date>
    <dc:creator>Andreas Isenegger</dc:creator>
    <meta:printed-by>Andreas Isenegger</meta:printed-by>
    <meta:print-date>2021-11-01T16:54:18.458852301</meta:print-date>
    <meta:document-statistic meta:table-count="1" meta:image-count="0" meta:object-count="0" meta:page-count="12" meta:paragraph-count="163" meta:word-count="2426" meta:character-count="15314" meta:non-whitespace-character-count="13041"/>
    <meta:template xlink:type="simple" xlink:actuate="onRequest" xlink:title="TechnicalDocument" xlink:href="../../../../../proc/templates/TechnicalDocuments/TechnicalDocument.ott" meta:date="2021-03-03T16:36:32.530000000"/>
  </office:meta>
</office:document-meta>
</file>